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2.501cm"/>
        </style:tab-stops>
      </style:paragraph-properties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 fo:break-before="page">
        <style:tab-stops>
          <style:tab-stop style:position="12.501cm"/>
        </style:tab-stops>
      </style:paragraph-properties>
    </style:style>
    <style:style style:name="T1" style:family="text">
      <style:text-properties style:font-name-asian="Arial1"/>
    </style:style>
    <style:style style:name="T2" style:family="text">
      <style:text-properties fo:color="#0000ff" fo:font-size="14pt" fo:language="en" fo:country="US" style:text-underline-style="solid" style:text-underline-width="auto" style:text-underline-color="font-color" style:font-size-asian="14pt"/>
    </style:style>
    <style:style style:name="T3" style:family="text">
      <style:text-properties fo:color="#0000ff" fo:font-size="14pt" fo:language="en" fo:country="US" style:text-underline-style="solid" style:text-underline-width="auto" style:text-underline-color="font-color" style:font-name-asian="Arial1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Raging_Star"/><text:a xlink:type="simple" xlink:href="#Table_of_Contents"><text:span text:style-name="T2">Raging</text:span></text:a><text:a xlink:type="simple" xlink:href="#Table_of_Contents"><text:span text:style-name="T3"> </text:span></text:a><text:a xlink:type="simple" xlink:href="#Table_of_Contents"><text:span text:style-name="T2">Star</text:span></text:a><text:bookmark-end text:name="Raging_Star"/></text:p>
      <text:p text:style-name="P1"/>
      <text:p text:style-name="P1"><text:span text:style-name="T1">“</text:span>Why<text:span text:style-name="T1"> </text:span>did<text:span text:style-name="T1"> </text:span>you<text:span text:style-name="T1"> </text:span>do<text:span text:style-name="T1"> </text:span>it,<text:span text:style-name="T1"> </text:span>Frank?<text:span text:style-name="T1"> </text:span>Did<text:span text:style-name="T1"> </text:span>the<text:span text:style-name="T1"> </text:span>rage<text:span text:style-name="T1"> </text:span>take<text:span text:style-name="T1"> </text:span>over?<text:span text:style-name="T1">”</text:span></text:p>
      <text:p text:style-name="P1">Magistrate<text:span text:style-name="T1"> </text:span>Keller<text:span text:style-name="T1"> </text:span>sat<text:span text:style-name="T1"> </text:span>in<text:span text:style-name="T1"> </text:span>a<text:span text:style-name="T1"> </text:span>simple<text:span text:style-name="T1"> </text:span>metal<text:span text:style-name="T1"> </text:span>chair<text:span text:style-name="T1"> </text:span>opposite<text:span text:style-name="T1"> </text:span>Frank<text:span text:style-name="T1"> </text:span>Demeris.<text:span text:style-name="T1"> </text:span>There<text:span text:style-name="T1"> </text:span>was<text:span text:style-name="T1"> </text:span>the<text:span text:style-name="T1"> </text:span>slight<text:span text:style-name="T1"> </text:span>sheen<text:span text:style-name="T1"> </text:span>of<text:span text:style-name="T1"> </text:span>pity<text:span text:style-name="T1"> </text:span>in<text:span text:style-name="T1"> </text:span>his<text:span text:style-name="T1"> </text:span>eyes,<text:span text:style-name="T1"> </text:span>but<text:span text:style-name="T1"> </text:span>he<text:span text:style-name="T1"> </text:span>did<text:span text:style-name="T1"> </text:span>not<text:span text:style-name="T1"> </text:span>dare<text:span text:style-name="T1"> </text:span>show<text:span text:style-name="T1"> </text:span>it<text:span text:style-name="T1"> </text:span>in<text:span text:style-name="T1"> </text:span>his<text:span text:style-name="T1"> </text:span>voice.<text:span text:style-name="T1"> </text:span>It<text:span text:style-name="T1"> </text:span>was<text:span text:style-name="T1"> </text:span>something<text:span text:style-name="T1"> </text:span>only<text:span text:style-name="T1"> </text:span>Frank<text:span text:style-name="T1"> </text:span>should<text:span text:style-name="T1"> </text:span>know.<text:span text:style-name="T1"> </text:span>It<text:span text:style-name="T1">’</text:span>d<text:span text:style-name="T1"> </text:span>be<text:span text:style-name="T1"> </text:span>against<text:span text:style-name="T1"> </text:span>appearances<text:span text:style-name="T1"> </text:span>if<text:span text:style-name="T1"> </text:span>the<text:span text:style-name="T1"> </text:span>judge<text:span text:style-name="T1"> </text:span>showed<text:span text:style-name="T1"> </text:span>mercy<text:span text:style-name="T1"> </text:span>for<text:span text:style-name="T1"> </text:span>the<text:span text:style-name="T1"> </text:span>killer,<text:span text:style-name="T1"> </text:span>the<text:span text:style-name="T1"> </text:span>abomination,<text:span text:style-name="T1"> </text:span>the<text:span text:style-name="T1"> </text:span>madman.</text:p>
      <text:p text:style-name="P1"><text:span text:style-name="T1">“</text:span>What<text:span text:style-name="T1"> </text:span>do<text:span text:style-name="T1"> </text:span>you<text:span text:style-name="T1"> </text:span>know<text:span text:style-name="T1"> </text:span>about<text:span text:style-name="T1"> </text:span>rage,<text:span text:style-name="T1"> </text:span>Martin?<text:span text:style-name="T1"> </text:span>It<text:span text:style-name="T1">’</text:span>s<text:span text:style-name="T1"> </text:span>a<text:span text:style-name="T1"> </text:span>human<text:span text:style-name="T1"> </text:span>emotion.<text:span text:style-name="T1">”</text:span></text:p>
      <text:p text:style-name="P1">Keller<text:span text:style-name="T1"> </text:span>stood<text:span text:style-name="T1"> </text:span>up<text:span text:style-name="T1"> </text:span>and<text:span text:style-name="T1"> </text:span>faced<text:span text:style-name="T1"> </text:span>the<text:span text:style-name="T1"> </text:span>complete<text:span text:style-name="T1"> </text:span>darkness<text:span text:style-name="T1"> </text:span>around<text:span text:style-name="T1"> </text:span>them,<text:span text:style-name="T1"> </text:span>as<text:span text:style-name="T1"> </text:span>if<text:span text:style-name="T1"> </text:span>peering<text:span text:style-name="T1"> </text:span>through<text:span text:style-name="T1"> </text:span>a<text:span text:style-name="T1"> </text:span>window<text:span text:style-name="T1"> </text:span>on<text:span text:style-name="T1"> </text:span>sunny<text:span text:style-name="T1"> </text:span>day,<text:span text:style-name="T1"> </text:span>admiring<text:span text:style-name="T1"> </text:span>the<text:span text:style-name="T1"> </text:span>view.<text:span text:style-name="T1"> </text:span>He<text:span text:style-name="T1"> </text:span>sat<text:span text:style-name="T1"> </text:span>there<text:span text:style-name="T1"> </text:span>silently,<text:span text:style-name="T1"> </text:span>hands<text:span text:style-name="T1"> </text:span>in<text:span text:style-name="T1"> </text:span>his<text:span text:style-name="T1"> </text:span>pockets.<text:span text:style-name="T1"> </text:span>Frank<text:span text:style-name="T1"> </text:span>filled<text:span text:style-name="T1"> </text:span>the<text:span text:style-name="T1"> </text:span>silence:</text:p>
      <text:p text:style-name="P1"><text:span text:style-name="T1">“</text:span>Was<text:span text:style-name="T1"> </text:span>it<text:span text:style-name="T1"> </text:span>rage<text:span text:style-name="T1"> </text:span>that<text:span text:style-name="T1"> </text:span>drove<text:span text:style-name="T1"> </text:span>me?<text:span text:style-name="T1"> </text:span>Is<text:span text:style-name="T1"> </text:span>that<text:span text:style-name="T1"> </text:span>what<text:span text:style-name="T1"> </text:span>you<text:span text:style-name="T1"> </text:span>think?<text:span text:style-name="T1">”</text:span></text:p>
      <text:p text:style-name="P1"><text:span text:style-name="T1"><text:s/></text:span>Martin<text:span text:style-name="T1"> </text:span>leaned<text:span text:style-name="T1"> </text:span>his<text:span text:style-name="T1"> </text:span>back<text:span text:style-name="T1"> </text:span>against<text:span text:style-name="T1"> </text:span>the<text:span text:style-name="T1"> </text:span>invisible<text:span text:style-name="T1"> </text:span>boundary<text:span text:style-name="T1"> </text:span>of<text:span text:style-name="T1"> </text:span>the<text:span text:style-name="T1"> </text:span>containment<text:span text:style-name="T1"> </text:span>cage.<text:span text:style-name="T1"> </text:span>He<text:span text:style-name="T1"> </text:span>couldn<text:span text:style-name="T1">’</text:span>t<text:span text:style-name="T1"> </text:span>stop<text:span text:style-name="T1"> </text:span>looking<text:span text:style-name="T1"> </text:span>at<text:span text:style-name="T1"> </text:span>his<text:span text:style-name="T1"> </text:span>shoes.<text:span text:style-name="T1"> </text:span>Real<text:span text:style-name="T1"> </text:span>leather,<text:span text:style-name="T1"> </text:span>one<text:span text:style-name="T1"> </text:span>of<text:span text:style-name="T1"> </text:span>the<text:span text:style-name="T1"> </text:span>last<text:span text:style-name="T1"> </text:span>few<text:span text:style-name="T1"> </text:span>pairs<text:span text:style-name="T1"> </text:span>in<text:span text:style-name="T1"> </text:span>existence.<text:span text:style-name="T1"> </text:span>Made<text:span text:style-name="T1"> </text:span>out<text:span text:style-name="T1"> </text:span>of<text:span text:style-name="T1"> </text:span>some<text:span text:style-name="T1"> </text:span>kind<text:span text:style-name="T1"> </text:span>of<text:span text:style-name="T1"> </text:span>animal<text:span text:style-name="T1"> </text:span>that<text:span text:style-name="T1"> </text:span>had<text:span text:style-name="T1"> </text:span>once<text:span text:style-name="T1"> </text:span>lived.</text:p>
      <text:p text:style-name="P1"><text:span text:style-name="T1">“</text:span>I<text:span text:style-name="T1"> </text:span>can<text:span text:style-name="T1"> </text:span>only<text:span text:style-name="T1"> </text:span>assume<text:span text:style-name="T1"> </text:span>Frank,<text:span text:style-name="T1"> </text:span>but<text:span text:style-name="T1"> </text:span>-<text:span text:style-name="T1">”</text:span></text:p>
      <text:p text:style-name="P1"><text:span text:style-name="T1">“</text:span>To<text:span text:style-name="T1"> </text:span>merely<text:span text:style-name="T1"> </text:span>assume<text:span text:style-name="T1"> </text:span>it<text:span text:style-name="T1"> </text:span>was<text:span text:style-name="T1"> </text:span>blind<text:span text:style-name="T1"> </text:span>rage<text:span text:style-name="T1"> </text:span>would<text:span text:style-name="T1"> </text:span>be<text:span text:style-name="T1"> </text:span>an<text:span text:style-name="T1"> </text:span>insult<text:span text:style-name="T1"> </text:span>to<text:span text:style-name="T1"> </text:span>her<text:span text:style-name="T1"> </text:span>memory!<text:span text:style-name="T1">”</text:span></text:p>
      <text:p text:style-name="P1">Frank<text:span text:style-name="T1"> </text:span>did<text:span text:style-name="T1"> </text:span>not<text:span text:style-name="T1"> </text:span>spit<text:span text:style-name="T1"> </text:span>out<text:span text:style-name="T1"> </text:span>the<text:span text:style-name="T1"> </text:span>words.<text:span text:style-name="T1"> </text:span>He<text:span text:style-name="T1"> </text:span>rather<text:span text:style-name="T1"> </text:span>ushered<text:span text:style-name="T1"> </text:span>them<text:span text:style-name="T1"> </text:span>with<text:span text:style-name="T1"> </text:span>profound<text:span text:style-name="T1"> </text:span>force,<text:span text:style-name="T1"> </text:span>hammering<text:span text:style-name="T1"> </text:span>them<text:span text:style-name="T1"> </text:span>at<text:span text:style-name="T1"> </text:span>Martin<text:span text:style-name="T1"> </text:span>Keller<text:span text:style-name="T1"> </text:span>as<text:span text:style-name="T1"> </text:span>if<text:span text:style-name="T1"> </text:span>their<text:span text:style-name="T1"> </text:span>roles<text:span text:style-name="T1"> </text:span>had<text:span text:style-name="T1"> </text:span>been<text:span text:style-name="T1"> </text:span>suddenly<text:span text:style-name="T1"> </text:span>reversed,<text:span text:style-name="T1"> </text:span>and<text:span text:style-name="T1"> </text:span>he<text:span text:style-name="T1"> </text:span>was<text:span text:style-name="T1"> </text:span>no<text:span text:style-name="T1"> </text:span>longer<text:span text:style-name="T1"> </text:span>the<text:span text:style-name="T1"> </text:span>one<text:span text:style-name="T1"> </text:span>on<text:span text:style-name="T1"> </text:span>trial.</text:p>
      <text:p text:style-name="P1"><text:span text:style-name="T1">“</text:span>And<text:span text:style-name="T1"> </text:span>yet,<text:span text:style-name="T1"> </text:span>that<text:span text:style-name="T1">’</text:span>s<text:span text:style-name="T1"> </text:span>what<text:span text:style-name="T1"> </text:span>everyone<text:span text:style-name="T1"> </text:span>will<text:span text:style-name="T1"> </text:span>remember<text:span text:style-name="T1"> </text:span>Frank.<text:span text:style-name="T1"> </text:span>Don<text:span text:style-name="T1">’</text:span>t<text:span text:style-name="T1"> </text:span>you<text:span text:style-name="T1"> </text:span>realise<text:span text:style-name="T1"> </text:span>what<text:span text:style-name="T1"> </text:span>it<text:span text:style-name="T1"> </text:span>is<text:span text:style-name="T1"> </text:span>you<text:span text:style-name="T1"> </text:span>have<text:span text:style-name="T1"> </text:span>done,<text:span text:style-name="T1"> </text:span>Frank?<text:span text:style-name="T1"> </text:span>Billions,<text:span text:style-name="T1"> </text:span>Frank.<text:span text:style-name="T1">”</text:span></text:p>
      <text:p text:style-name="P1">Keller<text:span text:style-name="T1"> </text:span>came<text:span text:style-name="T1"> </text:span>a<text:span text:style-name="T1"> </text:span>few<text:span text:style-name="T1"> </text:span>steps<text:span text:style-name="T1"> </text:span>closer<text:span text:style-name="T1"> </text:span>towards<text:span text:style-name="T1"> </text:span>the<text:span text:style-name="T1"> </text:span>paralyzed<text:span text:style-name="T1"> </text:span>form<text:span text:style-name="T1"> </text:span>of<text:span text:style-name="T1"> </text:span>Frank<text:span text:style-name="T1"> </text:span>Demeris.<text:span text:style-name="T1"> </text:span>He<text:span text:style-name="T1"> </text:span>looked<text:span text:style-name="T1"> </text:span>him<text:span text:style-name="T1"> </text:span>in<text:span text:style-name="T1"> </text:span>the<text:span text:style-name="T1"> </text:span>eyes<text:span text:style-name="T1"> </text:span>then,<text:span text:style-name="T1"> </text:span>searching<text:span text:style-name="T1"> </text:span>for<text:span text:style-name="T1"> </text:span>his<text:span text:style-name="T1"> </text:span>friend<text:span text:style-name="T1"> </text:span>of<text:span text:style-name="T1"> </text:span>old.<text:span text:style-name="T1"> </text:span>He<text:span text:style-name="T1"> </text:span>found<text:span text:style-name="T1"> </text:span>a<text:span text:style-name="T1"> </text:span>total<text:span text:style-name="T1"> </text:span>stranger,<text:span text:style-name="T1"> </text:span>and<text:span text:style-name="T1"> </text:span>quickly<text:span text:style-name="T1"> </text:span>averted<text:span text:style-name="T1"> </text:span>his<text:span text:style-name="T1"> </text:span>gaze<text:span text:style-name="T1"> </text:span>as<text:span text:style-name="T1"> </text:span>if<text:span text:style-name="T1"> </text:span>he<text:span text:style-name="T1"> </text:span>feared<text:span text:style-name="T1"> </text:span>that<text:span text:style-name="T1"> </text:span>whatever<text:span text:style-name="T1"> </text:span>had<text:span text:style-name="T1"> </text:span>gotten<text:span text:style-name="T1"> </text:span>over<text:span text:style-name="T1"> </text:span>Frank<text:span text:style-name="T1"> </text:span>was<text:span text:style-name="T1"> </text:span>somehow<text:span text:style-name="T1"> </text:span>contagious.<text:span text:style-name="T1"> </text:span>It<text:span text:style-name="T1"> </text:span>wasn<text:span text:style-name="T1">’</text:span>t<text:span text:style-name="T1"> </text:span>before<text:span text:style-name="T1"> </text:span>long<text:span text:style-name="T1"> </text:span>that<text:span text:style-name="T1"> </text:span>his<text:span text:style-name="T1"> </text:span>eyes<text:span text:style-name="T1"> </text:span>wondered<text:span text:style-name="T1"> </text:span>to<text:span text:style-name="T1"> </text:span>his<text:span text:style-name="T1"> </text:span>shiny<text:span text:style-name="T1"> </text:span>leather<text:span text:style-name="T1"> </text:span>shoes<text:span text:style-name="T1"> </text:span>once<text:span text:style-name="T1"> </text:span>more.</text:p>
      <text:p text:style-name="P1"><text:span text:style-name="T1">“</text:span>Ashamed,<text:span text:style-name="T1"> </text:span>Martin?<text:span text:style-name="T1">”</text:span></text:p>
      <text:p text:style-name="P1">Keller<text:span text:style-name="T1"> </text:span>shrugged<text:span text:style-name="T1"> </text:span>as<text:span text:style-name="T1"> </text:span>if<text:span text:style-name="T1"> </text:span>his<text:span text:style-name="T1"> </text:span>shoulders<text:span text:style-name="T1"> </text:span>belonged<text:span text:style-name="T1"> </text:span>to<text:span text:style-name="T1"> </text:span>someone<text:span text:style-name="T1"> </text:span>else.<text:span text:style-name="T1"> </text:span>They<text:span text:style-name="T1"> </text:span>were<text:span text:style-name="T1"> </text:span>his<text:span text:style-name="T1"> </text:span>own<text:span text:style-name="T1"> </text:span>though,<text:span text:style-name="T1"> </text:span>original<text:span text:style-name="T1"> </text:span>biological.</text:p>
      <text:p text:style-name="P1"><text:span text:style-name="T1">“</text:span>Just<text:span text:style-name="T1"> </text:span>sad,<text:span text:style-name="T1"> </text:span>Frank.<text:span text:style-name="T1"> </text:span>Don<text:span text:style-name="T1">’</text:span>t<text:span text:style-name="T1"> </text:span>you<text:span text:style-name="T1"> </text:span>feel<text:span text:style-name="T1"> </text:span>sad?<text:span text:style-name="T1"> </text:span>About<text:span text:style-name="T1"> </text:span>what<text:span text:style-name="T1"> </text:span>you<text:span text:style-name="T1"> </text:span>did?<text:span text:style-name="T1"> </text:span>About<text:span text:style-name="T1"> </text:span>her?<text:span text:style-name="T1">”</text:span></text:p>
      <text:p text:style-name="P1">Frank<text:span text:style-name="T1"> </text:span>sat<text:span text:style-name="T1"> </text:span>silent<text:span text:style-name="T1"> </text:span>for<text:span text:style-name="T1"> </text:span>a<text:span text:style-name="T1"> </text:span>few<text:span text:style-name="T1"> </text:span>moments,<text:span text:style-name="T1"> </text:span>tempted<text:span text:style-name="T1"> </text:span>to<text:span text:style-name="T1"> </text:span>close<text:span text:style-name="T1"> </text:span>his<text:span text:style-name="T1"> </text:span>eyes<text:span text:style-name="T1"> </text:span>and<text:span text:style-name="T1"> </text:span>let<text:span text:style-name="T1"> </text:span>his<text:span text:style-name="T1"> </text:span>mind<text:span text:style-name="T1"> </text:span>wander<text:span text:style-name="T1"> </text:span>to<text:span text:style-name="T1"> </text:span>times<text:span text:style-name="T1"> </text:span>past.<text:span text:style-name="T1"> </text:span>But<text:span text:style-name="T1"> </text:span>that<text:span text:style-name="T1"> </text:span>recluse<text:span text:style-name="T1"> </text:span>had<text:span text:style-name="T1"> </text:span>been<text:span text:style-name="T1"> </text:span>burned<text:span text:style-name="T1"> </text:span>away,<text:span text:style-name="T1"> </text:span>along<text:span text:style-name="T1"> </text:span>with<text:span text:style-name="T1"> </text:span>the<text:span text:style-name="T1"> </text:span>sky,<text:span text:style-name="T1"> </text:span>the<text:span text:style-name="T1"> </text:span>stars;<text:span text:style-name="T1"> </text:span>along<text:span text:style-name="T1"> </text:span>with<text:span text:style-name="T1"> </text:span>everything<text:span text:style-name="T1"> </text:span>and<text:span text:style-name="T1"> </text:span>everyone<text:span text:style-name="T1"> </text:span>else.</text:p>
      <text:p text:style-name="P1"><text:span text:style-name="T1">“</text:span>There<text:span text:style-name="T1">’</text:span>s<text:span text:style-name="T1"> </text:span>nothing<text:span text:style-name="T1"> </text:span>for<text:span text:style-name="T1"> </text:span>me,<text:span text:style-name="T1"> </text:span>Martin.<text:span text:style-name="T1"> </text:span>I<text:span text:style-name="T1"> </text:span>made<text:span text:style-name="T1"> </text:span>sure<text:span text:style-name="T1"> </text:span>of<text:span text:style-name="T1"> </text:span>that.<text:span text:style-name="T1"> </text:span>I<text:span text:style-name="T1"> </text:span>did<text:span text:style-name="T1"> </text:span>the<text:span text:style-name="T1"> </text:span>right<text:span text:style-name="T1"> </text:span>thing,<text:span text:style-name="T1">” </text:span>Frank<text:span text:style-name="T1"> </text:span>said,<text:span text:style-name="T1"> </text:span>his<text:span text:style-name="T1"> </text:span>voice<text:span text:style-name="T1"> </text:span>flat.<text:span text:style-name="T1"> </text:span>He<text:span text:style-name="T1"> </text:span>kept<text:span text:style-name="T1"> </text:span>trying<text:span text:style-name="T1"> </text:span>to<text:span text:style-name="T1"> </text:span>peer<text:span text:style-name="T1"> </text:span>past<text:span text:style-name="T1"> </text:span>Keller,<text:span text:style-name="T1"> </text:span>into<text:span text:style-name="T1"> </text:span>the<text:span text:style-name="T1"> </text:span>darkness<text:span text:style-name="T1"> </text:span>beyond.</text:p>
      <text:p text:style-name="P1"><text:span text:style-name="T1">“</text:span>No<text:span text:style-name="T1"> </text:span>point<text:span text:style-name="T1"> </text:span>in<text:span text:style-name="T1"> </text:span>trying<text:span text:style-name="T1"> </text:span>to<text:span text:style-name="T1"> </text:span>look<text:span text:style-name="T1"> </text:span>into<text:span text:style-name="T1"> </text:span>that<text:span text:style-name="T1"> </text:span>darkness,<text:span text:style-name="T1"> </text:span>Frank.<text:span text:style-name="T1"> </text:span>There<text:span text:style-name="T1">’</text:span>s<text:span text:style-name="T1"> </text:span>no<text:span text:style-name="T1"> </text:span>one<text:span text:style-name="T1"> </text:span>there.<text:span text:style-name="T1"> </text:span>It<text:span text:style-name="T1">’</text:span>s<text:span text:style-name="T1"> </text:span>just<text:span text:style-name="T1"> </text:span>us.<text:span text:style-name="T1">”</text:span></text:p>
      <text:p text:style-name="P1"><text:span text:style-name="T1">“</text:span>I<text:span text:style-name="T1"> </text:span>know<text:span text:style-name="T1"> </text:span>that.<text:span text:style-name="T1"> </text:span>But<text:span text:style-name="T1"> </text:span>we<text:span text:style-name="T1">’</text:span>re<text:span text:style-name="T1"> </text:span>not<text:span text:style-name="T1"> </text:span>alone?<text:span text:style-name="T1"> </text:span>Are<text:span text:style-name="T1"> </text:span>we?<text:span text:style-name="T1">”</text:span></text:p>
      <text:p text:style-name="P1">Keller<text:span text:style-name="T1"> </text:span>turned<text:span text:style-name="T1"> </text:span>his<text:span text:style-name="T1"> </text:span>back<text:span text:style-name="T1"> </text:span>on<text:span text:style-name="T1"> </text:span>Frank,<text:span text:style-name="T1"> </text:span>and<text:span text:style-name="T1"> </text:span>sat<text:span text:style-name="T1"> </text:span>back<text:span text:style-name="T1"> </text:span>on<text:span text:style-name="T1"> </text:span>the<text:span text:style-name="T1"> </text:span>chair.<text:span text:style-name="T1"> </text:span>A<text:span text:style-name="T1"> </text:span>rococo<text:span text:style-name="T1"> </text:span>table<text:span text:style-name="T1"> </text:span>appeared<text:span text:style-name="T1"> </text:span>as<text:span text:style-name="T1"> </text:span>if<text:span text:style-name="T1"> </text:span>out<text:span text:style-name="T1"> </text:span>of<text:span text:style-name="T1"> </text:span>thin<text:span text:style-name="T1"> </text:span>air.<text:span text:style-name="T1"> </text:span>It<text:span text:style-name="T1"> </text:span>sported<text:span text:style-name="T1"> </text:span>a<text:span text:style-name="T1"> </text:span>dark<text:span text:style-name="T1"> </text:span>green<text:span text:style-name="T1"> </text:span>granite<text:span text:style-name="T1"> </text:span>surface,<text:span text:style-name="T1"> </text:span>and<text:span text:style-name="T1"> </text:span>an<text:span text:style-name="T1"> </text:span>ashtray<text:span text:style-name="T1"> </text:span>carved<text:span text:style-name="T1"> </text:span>in<text:span text:style-name="T1"> </text:span>the<text:span text:style-name="T1"> </text:span>shape<text:span text:style-name="T1"> </text:span>of<text:span text:style-name="T1"> </text:span>a<text:span text:style-name="T1"> </text:span>swan,<text:span text:style-name="T1"> </text:span>made<text:span text:style-name="T1"> </text:span>out<text:span text:style-name="T1"> </text:span>of<text:span text:style-name="T1"> </text:span>ebony.<text:span text:style-name="T1"> </text:span>Martin<text:span text:style-name="T1"> </text:span>produced<text:span text:style-name="T1"> </text:span>a<text:span text:style-name="T1"> </text:span>pack<text:span text:style-name="T1"> </text:span>of<text:span text:style-name="T1"> </text:span>Lucky<text:span text:style-name="T1"> </text:span>Strikes<text:span text:style-name="T1"> </text:span>out<text:span text:style-name="T1"> </text:span>of<text:span text:style-name="T1"> </text:span>his<text:span text:style-name="T1"> </text:span>suit<text:span text:style-name="T1">’</text:span>s<text:span text:style-name="T1"> </text:span>pocket,<text:span text:style-name="T1"> </text:span>and<text:span text:style-name="T1"> </text:span>looked<text:span text:style-name="T1"> </text:span>at<text:span text:style-name="T1"> </text:span>it<text:span text:style-name="T1"> </text:span>as<text:span text:style-name="T1"> </text:span>if<text:span text:style-name="T1"> </text:span>he<text:span text:style-name="T1"> </text:span>hadn<text:span text:style-name="T1">’</text:span>t<text:span text:style-name="T1"> </text:span>seen<text:span text:style-name="T1"> </text:span>one<text:span text:style-name="T1"> </text:span>in<text:span text:style-name="T1"> </text:span>ages.</text:p>
      <text:p text:style-name="P1"><text:span text:style-name="T1">“</text:span>I<text:span text:style-name="T1"> </text:span>haven<text:span text:style-name="T1">’</text:span>t<text:span text:style-name="T1"> </text:span>smoked<text:span text:style-name="T1"> </text:span>since..<text:span text:style-name="T1"> </text:span>I<text:span text:style-name="T1"> </text:span>can<text:span text:style-name="T1"> </text:span>hardly<text:span text:style-name="T1"> </text:span>remember<text:span text:style-name="T1"> </text:span>now.<text:span text:style-name="T1"> </text:span>Remember<text:span text:style-name="T1"> </text:span>what<text:span text:style-name="T1"> </text:span>it<text:span text:style-name="T1"> </text:span>felt<text:span text:style-name="T1"> </text:span>like,<text:span text:style-name="T1"> </text:span>Frank?<text:span text:style-name="T1">”</text:span></text:p>
      <text:p text:style-name="P1">Frank<text:span text:style-name="T1"> </text:span>smiled<text:span text:style-name="T1"> </text:span>ever<text:span text:style-name="T1"> </text:span>so<text:span text:style-name="T1"> </text:span>slightly.<text:span text:style-name="T1"> </text:span>He<text:span text:style-name="T1"> </text:span>lifted<text:span text:style-name="T1"> </text:span>his<text:span text:style-name="T1"> </text:span>chin<text:span text:style-name="T1"> </text:span>up,<text:span text:style-name="T1"> </text:span>as<text:span text:style-name="T1"> </text:span>if<text:span text:style-name="T1"> </text:span>trying<text:span text:style-name="T1"> </text:span>to<text:span text:style-name="T1"> </text:span>remember<text:span text:style-name="T1"> </text:span>really<text:span text:style-name="T1"> </text:span>hard.</text:p>
      <text:p text:style-name="P1"><text:span text:style-name="T1">“</text:span>I<text:span text:style-name="T1"> </text:span>thought<text:span text:style-name="T1"> </text:span>this<text:span text:style-name="T1"> </text:span>was<text:span text:style-name="T1"> </text:span>a<text:span text:style-name="T1"> </text:span>trial<text:span text:style-name="T1"> </text:span>of<text:span text:style-name="T1"> </text:span>sorts.<text:span text:style-name="T1"> </text:span>Supposedly,<text:span text:style-name="T1"> </text:span>that<text:span text:style-name="T1"> </text:span>is.<text:span text:style-name="T1"> </text:span>What<text:span text:style-name="T1">’</text:span>s<text:span text:style-name="T1"> </text:span>with<text:span text:style-name="T1"> </text:span>the<text:span text:style-name="T1"> </text:span>trip<text:span text:style-name="T1"> </text:span>down<text:span text:style-name="T1"> </text:span>the<text:span text:style-name="T1"> </text:span>memory<text:span text:style-name="T1"> </text:span>lane,<text:span text:style-name="T1"> </text:span>Martin?<text:span text:style-name="T1"> </text:span>Having<text:span text:style-name="T1"> </text:span>doubts?<text:span text:style-name="T1">”</text:span></text:p>
      <text:p text:style-name="P1">Martin<text:span text:style-name="T1"> </text:span>inhaled<text:span text:style-name="T1"> </text:span>the<text:span text:style-name="T1"> </text:span>smoke<text:span text:style-name="T1"> </text:span>from<text:span text:style-name="T1"> </text:span>his<text:span text:style-name="T1"> </text:span>cigarette<text:span text:style-name="T1"> </text:span>deeply.<text:span text:style-name="T1"> </text:span>A<text:span text:style-name="T1"> </text:span>moment<text:span text:style-name="T1"> </text:span>or<text:span text:style-name="T1"> </text:span>two<text:span text:style-name="T1"> </text:span>passed<text:span text:style-name="T1"> </text:span>before<text:span text:style-name="T1"> </text:span>he<text:span text:style-name="T1"> </text:span>answered<text:span text:style-name="T1"> </text:span>Frank,<text:span text:style-name="T1"> </text:span>exhaling<text:span text:style-name="T1"> </text:span>smoke<text:span text:style-name="T1"> </text:span>out<text:span text:style-name="T1"> </text:span>of<text:span text:style-name="T1"> </text:span>his<text:span text:style-name="T1"> </text:span>nostrils<text:span text:style-name="T1"> </text:span>profusely.</text:p>
      <text:p text:style-name="P1"><text:span text:style-name="T1">“</text:span>I<text:span text:style-name="T1"> </text:span>just<text:span text:style-name="T1"> </text:span>need<text:span text:style-name="T1"> </text:span>to<text:span text:style-name="T1"> </text:span>know<text:span text:style-name="T1"> </text:span>Frank.<text:span text:style-name="T1"> </text:span>Why<text:span text:style-name="T1"> </text:span>erase<text:span text:style-name="T1"> </text:span>the<text:span text:style-name="T1"> </text:span>m-states<text:span text:style-name="T1"> </text:span>of<text:span text:style-name="T1"> </text:span>a<text:span text:style-name="T1"> </text:span>whole<text:span text:style-name="T1"> </text:span>arc<text:span text:style-name="T1"> </text:span>of<text:span text:style-name="T1"> </text:span>people?<text:span text:style-name="T1"> </text:span>Why<text:span text:style-name="T1"> </text:span>murder<text:span text:style-name="T1"> </text:span>them?<text:span text:style-name="T1">”</text:span></text:p>
      <text:p text:style-name="P1"><text:span text:style-name="T1">“</text:span>It<text:span text:style-name="T1"> </text:span>wasn<text:span text:style-name="T1">’</text:span>t<text:span text:style-name="T1"> </text:span>murder.<text:span text:style-name="T1"> </text:span>It<text:span text:style-name="T1"> </text:span>was<text:span text:style-name="T1"> </text:span>deliverance..<text:span text:style-name="T1"> </text:span>We<text:span text:style-name="T1"> </text:span>have<text:span text:style-name="T1"> </text:span>been<text:span text:style-name="T1"> </text:span>dead<text:span text:style-name="T1"> </text:span>for<text:span text:style-name="T1"> </text:span>hundreds<text:span text:style-name="T1"> </text:span>of<text:span text:style-name="T1"> </text:span>years<text:span text:style-name="T1"> </text:span>anyway.<text:span text:style-name="T1"> </text:span>What<text:span text:style-name="T1">’</text:span>s<text:span text:style-name="T1"> </text:span>the<text:span text:style-name="T1"> </text:span>ship<text:span text:style-name="T1">’</text:span>s<text:span text:style-name="T1"> </text:span>date?<text:span text:style-name="T1"> </text:span>2422?<text:span text:style-name="T1"> </text:span>Dead,<text:span text:style-name="T1"> </text:span>for<text:span text:style-name="T1"> </text:span>two-and-a-half<text:span text:style-name="T1"> </text:span>millenia.<text:span text:style-name="T1">”</text:span></text:p>
      <text:p text:style-name="P1">Martin<text:span text:style-name="T1"> </text:span>Keller<text:span text:style-name="T1"> </text:span>shook<text:span text:style-name="T1"> </text:span>his<text:span text:style-name="T1"> </text:span>head.<text:span text:style-name="T1"> </text:span>The<text:span text:style-name="T1"> </text:span>smouldering<text:span text:style-name="T1"> </text:span>tip<text:span text:style-name="T1"> </text:span>of<text:span text:style-name="T1"> </text:span>his<text:span text:style-name="T1"> </text:span>cigarette<text:span text:style-name="T1"> </text:span>crumbled,<text:span text:style-name="T1"> </text:span>spreading<text:span text:style-name="T1"> </text:span>ash<text:span text:style-name="T1"> </text:span><text:soft-page-break/>all<text:span text:style-name="T1"> </text:span>over<text:span text:style-name="T1"> </text:span>the<text:span text:style-name="T1"> </text:span>granite.</text:p>
      <text:p text:style-name="P1"><text:span text:style-name="T1">“</text:span>Not<text:span text:style-name="T1"> </text:span>dead,<text:span text:style-name="T1"> </text:span>Frank.<text:span text:style-name="T1"> </text:span>Just<text:span text:style-name="T1"> </text:span>without<text:span text:style-name="T1"> </text:span>bodies.<text:span text:style-name="T1"> </text:span>The<text:span text:style-name="T1"> </text:span>m-states<text:span text:style-name="T1"> </text:span>in<text:span text:style-name="T1"> </text:span>that<text:span text:style-name="T1"> </text:span>ship<text:span text:style-name="T1">’</text:span>s<text:span text:style-name="T1"> </text:span>memory<text:span text:style-name="T1"> </text:span>centers.<text:span text:style-name="T1"> </text:span>Those<text:span text:style-name="T1"> </text:span>people<text:span text:style-name="T1"> </text:span>are<text:span text:style-name="T1"> </text:span>now<text:span text:style-name="T1"> </text:span>dead.<text:span text:style-name="T1">”</text:span></text:p>
      <text:p text:style-name="P1"><text:span text:style-name="T1">“</text:span>All<text:span text:style-name="T1"> </text:span>this,<text:span text:style-name="T1">” </text:span>said<text:span text:style-name="T1"> </text:span>Frank<text:span text:style-name="T1"> </text:span>while<text:span text:style-name="T1"> </text:span>he<text:span text:style-name="T1"> </text:span>rolled<text:span text:style-name="T1"> </text:span>his<text:span text:style-name="T1"> </text:span>red-shot<text:span text:style-name="T1"> </text:span>eyes<text:span text:style-name="T1"> </text:span>in<text:span text:style-name="T1"> </text:span>every<text:span text:style-name="T1"> </text:span>direction,<text:span text:style-name="T1">”</text:span>this<text:span text:style-name="T1"> </text:span>is<text:span text:style-name="T1"> </text:span>a<text:span text:style-name="T1"> </text:span>farce.<text:span text:style-name="T1"> </text:span>Humanity<text:span text:style-name="T1"> </text:span>died<text:span text:style-name="T1"> </text:span>a<text:span text:style-name="T1"> </text:span>long<text:span text:style-name="T1"> </text:span>time<text:span text:style-name="T1"> </text:span>ago.<text:span text:style-name="T1"> </text:span>Even<text:span text:style-name="T1"> </text:span>before<text:span text:style-name="T1"> </text:span>the<text:span text:style-name="T1"> </text:span>ships,<text:span text:style-name="T1"> </text:span>even<text:span text:style-name="T1"> </text:span>before<text:span text:style-name="T1"> </text:span>the<text:span text:style-name="T1"> </text:span>m-state.<text:span text:style-name="T1"> </text:span>I<text:span text:style-name="T1"> </text:span>only<text:span text:style-name="T1"> </text:span>put<text:span text:style-name="T1"> </text:span>an<text:span text:style-name="T1"> </text:span>end<text:span text:style-name="T1"> </text:span>to<text:span text:style-name="T1"> </text:span>it.<text:span text:style-name="T1">”</text:span></text:p>
      <text:p text:style-name="P1">Martin<text:span text:style-name="T1">’</text:span>s<text:span text:style-name="T1"> </text:span>face<text:span text:style-name="T1"> </text:span>flushed<text:span text:style-name="T1"> </text:span>red<text:span text:style-name="T1"> </text:span>with<text:span text:style-name="T1"> </text:span>anger,<text:span text:style-name="T1"> </text:span>contorted<text:span text:style-name="T1"> </text:span>from<text:span text:style-name="T1"> </text:span>the<text:span text:style-name="T1"> </text:span>sudden<text:span text:style-name="T1"> </text:span>outburst<text:span text:style-name="T1"> </text:span>of<text:span text:style-name="T1"> </text:span>rage:</text:p>
      <text:p text:style-name="P1"><text:span text:style-name="T1">“</text:span>What<text:span text:style-name="T1"> </text:span>made<text:span text:style-name="T1"> </text:span>you<text:span text:style-name="T1"> </text:span>think<text:span text:style-name="T1"> </text:span>you<text:span text:style-name="T1"> </text:span>could<text:span text:style-name="T1"> </text:span>fill<text:span text:style-name="T1"> </text:span>God<text:span text:style-name="T1">’</text:span>s<text:span text:style-name="T1"> </text:span>shoes!?<text:span text:style-name="T1">”</text:span></text:p>
      <text:p text:style-name="P1"><text:span text:style-name="T1">“</text:span>You<text:span text:style-name="T1"> </text:span>blaspheme!<text:span text:style-name="T1"> </text:span>I<text:span text:style-name="T1"> </text:span>never<text:span text:style-name="T1"> </text:span>had<text:span text:style-name="T1"> </text:span>such<text:span text:style-name="T1"> </text:span>misconceptions,<text:span text:style-name="T1"> </text:span>Martin.<text:span text:style-name="T1"> </text:span>It<text:span text:style-name="T1">’</text:span>s<text:span text:style-name="T1"> </text:span>you,<text:span text:style-name="T1"> </text:span>and<text:span text:style-name="T1"> </text:span>all<text:span text:style-name="T1"> </text:span>the<text:span text:style-name="T1"> </text:span>people<text:span text:style-name="T1"> </text:span>like<text:span text:style-name="T1"> </text:span>you,<text:span text:style-name="T1"> </text:span>that<text:span text:style-name="T1"> </text:span>believe<text:span text:style-name="T1"> </text:span>this<text:span text:style-name="T1"> </text:span>is<text:span text:style-name="T1"> </text:span>some<text:span text:style-name="T1"> </text:span>kind<text:span text:style-name="T1"> </text:span>of<text:span text:style-name="T1"> </text:span>afterlife.<text:span text:style-name="T1"> </text:span>Some<text:span text:style-name="T1"> </text:span>kind<text:span text:style-name="T1"> </text:span>of<text:span text:style-name="T1"> </text:span>nirvana.<text:span text:style-name="T1"> </text:span>It<text:span text:style-name="T1">’</text:span>s<text:span text:style-name="T1"> </text:span>hell,<text:span text:style-name="T1"> </text:span>Martin.<text:span text:style-name="T1"> </text:span>Every<text:span text:style-name="T1"> </text:span>last<text:span text:style-name="T1"> </text:span>bit.<text:span text:style-name="T1"> </text:span>Aren<text:span text:style-name="T1">’</text:span>t<text:span text:style-name="T1"> </text:span>you<text:span text:style-name="T1"> </text:span>tired<text:span text:style-name="T1"> </text:span>of<text:span text:style-name="T1"> </text:span>this<text:span text:style-name="T1"> </text:span>bad<text:span text:style-name="T1"> </text:span>excuse<text:span text:style-name="T1"> </text:span>for<text:span text:style-name="T1"> </text:span>life?<text:span text:style-name="T1">”</text:span></text:p>
      <text:p text:style-name="P1">Martin<text:span text:style-name="T1"> </text:span>got<text:span text:style-name="T1"> </text:span>up<text:span text:style-name="T1"> </text:span>from<text:span text:style-name="T1"> </text:span>the<text:span text:style-name="T1"> </text:span>chair,<text:span text:style-name="T1"> </text:span>put<text:span text:style-name="T1"> </text:span>out<text:span text:style-name="T1"> </text:span>the<text:span text:style-name="T1"> </text:span>cigarette.<text:span text:style-name="T1"> </text:span>Frank<text:span text:style-name="T1"> </text:span>blinked<text:span text:style-name="T1"> </text:span>in<text:span text:style-name="T1"> </text:span>a<text:span text:style-name="T1"> </text:span>rather<text:span text:style-name="T1"> </text:span>languid<text:span text:style-name="T1"> </text:span>motion.</text:p>
      <text:p text:style-name="P1"><text:span text:style-name="T1">“</text:span>Right.<text:span text:style-name="T1"> </text:span>That<text:span text:style-name="T1">’</text:span>s<text:span text:style-name="T1"> </text:span>it?<text:span text:style-name="T1"> </text:span>You<text:span text:style-name="T1">’</text:span>re<text:span text:style-name="T1"> </text:span>bored<text:span text:style-name="T1"> </text:span>so<text:span text:style-name="T1"> </text:span>you<text:span text:style-name="T1"> </text:span>decide<text:span text:style-name="T1"> </text:span>to<text:span text:style-name="T1"> </text:span>pull<text:span text:style-name="T1"> </text:span>the<text:span text:style-name="T1"> </text:span>plug<text:span text:style-name="T1"> </text:span>on<text:span text:style-name="T1"> </text:span>Arc-9?<text:span text:style-name="T1"> </text:span>If<text:span text:style-name="T1"> </text:span>you<text:span text:style-name="T1"> </text:span>don<text:span text:style-name="T1">’</text:span>t<text:span text:style-name="T1"> </text:span>want<text:span text:style-name="T1"> </text:span>to<text:span text:style-name="T1"> </text:span>tell<text:span text:style-name="T1"> </text:span>me<text:span text:style-name="T1"> </text:span>why..<text:span text:style-name="T1"> </text:span>How<text:span text:style-name="T1"> </text:span>did<text:span text:style-name="T1"> </text:span>you<text:span text:style-name="T1"> </text:span>do<text:span text:style-name="T1"> </text:span>it,<text:span text:style-name="T1"> </text:span>then?<text:span text:style-name="T1"> </text:span>What<text:span text:style-name="T1"> </text:span>enabled<text:span text:style-name="T1"> </text:span>you<text:span text:style-name="T1"> </text:span>to<text:span text:style-name="T1"> </text:span>bypass<text:span text:style-name="T1"> </text:span>the<text:span text:style-name="T1"> </text:span>system<text:span text:style-name="T1"> </text:span>safeguards<text:span text:style-name="T1"> </text:span>on<text:span text:style-name="T1"> </text:span>the<text:span text:style-name="T1"> </text:span>physical<text:span text:style-name="T1"> </text:span>scale?<text:span text:style-name="T1">”</text:span></text:p>
      <text:p text:style-name="P1"><text:span text:style-name="T1">“</text:span>Zeal.<text:span text:style-name="T1"> </text:span>Faith.<text:span text:style-name="T1"> </text:span>My<text:span text:style-name="T1"> </text:span>fading<text:span text:style-name="T1"> </text:span>sense<text:span text:style-name="T1"> </text:span>of<text:span text:style-name="T1"> </text:span>humanity.<text:span text:style-name="T1">”</text:span></text:p>
      <text:p text:style-name="P1"><text:span text:style-name="T1">“</text:span>Bullshit,<text:span text:style-name="T1"> </text:span>Frank.<text:span text:style-name="T1"> </text:span>That<text:span text:style-name="T1">’</text:span>s<text:span text:style-name="T1"> </text:span>plain<text:span text:style-name="T1"> </text:span>bullshit.<text:span text:style-name="T1"> </text:span>Do<text:span text:style-name="T1"> </text:span>you<text:span text:style-name="T1"> </text:span>think<text:span text:style-name="T1"> </text:span>the<text:span text:style-name="T1"> </text:span>media<text:span text:style-name="T1"> </text:span>would<text:span text:style-name="T1"> </text:span>eat<text:span text:style-name="T1"> </text:span>up<text:span text:style-name="T1"> </text:span>that<text:span text:style-name="T1"> </text:span>shit?<text:span text:style-name="T1"> </text:span>They<text:span text:style-name="T1">’</text:span>re<text:span text:style-name="T1"> </text:span>baying<text:span text:style-name="T1"> </text:span>for<text:span text:style-name="T1"> </text:span>blood<text:span text:style-name="T1"> </text:span>out<text:span text:style-name="T1"> </text:span>there,<text:span text:style-name="T1"> </text:span>Frank.<text:span text:style-name="T1"> </text:span>Beyond<text:span text:style-name="T1"> </text:span>that<text:span text:style-name="T1"> </text:span>dark<text:span text:style-name="T1"> </text:span>nothingness<text:span text:style-name="T1"> </text:span>you<text:span text:style-name="T1"> </text:span>seem<text:span text:style-name="T1"> </text:span>to<text:span text:style-name="T1"> </text:span>endear<text:span text:style-name="T1"> </text:span>so,<text:span text:style-name="T1"> </text:span>there<text:span text:style-name="T1">’</text:span>s<text:span text:style-name="T1"> </text:span>just<text:span text:style-name="T1"> </text:span>dozens<text:span text:style-name="T1"> </text:span>of<text:span text:style-name="T1"> </text:span>billions<text:span text:style-name="T1"> </text:span>of<text:span text:style-name="T1"> </text:span>people<text:span text:style-name="T1"> </text:span>who<text:span text:style-name="T1"> </text:span>want<text:span text:style-name="T1"> </text:span>Frank<text:span text:style-name="T1"> </text:span>Demeris<text:span text:style-name="T1"> </text:span>torn<text:span text:style-name="T1"> </text:span>to<text:span text:style-name="T1"> </text:span>pieces,<text:span text:style-name="T1"> </text:span>literally.<text:span text:style-name="T1"> </text:span>In<text:span text:style-name="T1"> </text:span>case<text:span text:style-name="T1"> </text:span>you<text:span text:style-name="T1"> </text:span>haven<text:span text:style-name="T1">’</text:span>t<text:span text:style-name="T1"> </text:span>noticed<text:span text:style-name="T1"> </text:span>Frank,<text:span text:style-name="T1"> </text:span>I<text:span text:style-name="T1">’</text:span>m<text:span text:style-name="T1"> </text:span>the<text:span text:style-name="T1"> </text:span>last<text:span text:style-name="T1"> </text:span>friend<text:span text:style-name="T1"> </text:span>you<text:span text:style-name="T1">’</text:span>ve<text:span text:style-name="T1"> </text:span>got.<text:span text:style-name="T1"> </text:span>And<text:span text:style-name="T1"> </text:span>you<text:span text:style-name="T1">’</text:span>re<text:span text:style-name="T1"> </text:span>just<text:span text:style-name="T1"> </text:span>making<text:span text:style-name="T1"> </text:span>it<text:span text:style-name="T1"> </text:span>fucking<text:span text:style-name="T1"> </text:span>impossible<text:span text:style-name="T1"> </text:span>to<text:span text:style-name="T1"> </text:span>-<text:span text:style-name="T1">”</text:span></text:p>
      <text:p text:style-name="P1"><text:span text:style-name="T1">“</text:span>Save<text:span text:style-name="T1"> </text:span>me?<text:span text:style-name="T1">”</text:span></text:p>
      <text:p text:style-name="P1">Frank<text:span text:style-name="T1">’</text:span>s<text:span text:style-name="T1"> </text:span>shoddy<text:span text:style-name="T1"> </text:span>teeth<text:span text:style-name="T1"> </text:span>showed<text:span text:style-name="T1"> </text:span>through<text:span text:style-name="T1"> </text:span>his<text:span text:style-name="T1"> </text:span>wide<text:span text:style-name="T1"> </text:span>grin.</text:p>
      <text:p text:style-name="P1"><text:span text:style-name="T1">“</text:span>No.<text:span text:style-name="T1"> </text:span>That<text:span text:style-name="T1"> </text:span>was<text:span text:style-name="T1"> </text:span>never<text:span text:style-name="T1"> </text:span>even<text:span text:style-name="T1"> </text:span>a<text:span text:style-name="T1"> </text:span>thought.<text:span text:style-name="T1"> </text:span>It<text:span text:style-name="T1">’</text:span>s<text:span text:style-name="T1"> </text:span>laughable,<text:span text:style-name="T1"> </text:span>really,<text:span text:style-name="T1">” </text:span>replied<text:span text:style-name="T1"> </text:span>Martin<text:span text:style-name="T1"> </text:span>and<text:span text:style-name="T1"> </text:span>started<text:span text:style-name="T1"> </text:span>pacing<text:span text:style-name="T1"> </text:span>around<text:span text:style-name="T1"> </text:span>the<text:span text:style-name="T1"> </text:span>rococo<text:span text:style-name="T1"> </text:span>table,<text:span text:style-name="T1"> </text:span>his<text:span text:style-name="T1"> </text:span>hand<text:span text:style-name="T1"> </text:span>mechanically<text:span text:style-name="T1"> </text:span>tracing<text:span text:style-name="T1"> </text:span>the<text:span text:style-name="T1"> </text:span>delicate<text:span text:style-name="T1"> </text:span>woodwork.</text:p>
      <text:p text:style-name="P1"><text:span text:style-name="T1">“</text:span>I<text:span text:style-name="T1">’</text:span>ve<text:span text:style-name="T1"> </text:span>saved<text:span text:style-name="T1"> </text:span>myself<text:span text:style-name="T1"> </text:span>already.<text:span text:style-name="T1"> </text:span>Put<text:span text:style-name="T1"> </text:span>those<text:span text:style-name="T1"> </text:span>souls<text:span text:style-name="T1"> </text:span>at<text:span text:style-name="T1"> </text:span>rest,<text:span text:style-name="T1"> </text:span>as<text:span text:style-name="T1"> </text:span>well.<text:span text:style-name="T1"> </text:span>It<text:span text:style-name="T1">’</text:span>s<text:span text:style-name="T1"> </text:span>you,<text:span text:style-name="T1"> </text:span>who<text:span text:style-name="T1"> </text:span>should<text:span text:style-name="T1"> </text:span>be<text:span text:style-name="T1"> </text:span>worrying.<text:span text:style-name="T1"> </text:span>The<text:span text:style-name="T1"> </text:span>rest<text:span text:style-name="T1"> </text:span>of<text:span text:style-name="T1"> </text:span>you.<text:span text:style-name="T1">”</text:span></text:p>
      <text:p text:style-name="P1">Martin<text:span text:style-name="T1"> </text:span>paused<text:span text:style-name="T1"> </text:span>for<text:span text:style-name="T1"> </text:span>a<text:span text:style-name="T1"> </text:span>moment<text:span text:style-name="T1"> </text:span>and<text:span text:style-name="T1"> </text:span>then<text:span text:style-name="T1"> </text:span>abruptly<text:span text:style-name="T1"> </text:span>came<text:span text:style-name="T1"> </text:span>to<text:span text:style-name="T1"> </text:span>stand<text:span text:style-name="T1"> </text:span>an<text:span text:style-name="T1"> </text:span>inch<text:span text:style-name="T1"> </text:span>away<text:span text:style-name="T1"> </text:span>from<text:span text:style-name="T1"> </text:span>Frank<text:span text:style-name="T1">’</text:span>s<text:span text:style-name="T1"> </text:span>face.<text:span text:style-name="T1"> </text:span>He<text:span text:style-name="T1"> </text:span>studied<text:span text:style-name="T1"> </text:span>his<text:span text:style-name="T1"> </text:span>features<text:span text:style-name="T1"> </text:span>closely,<text:span text:style-name="T1"> </text:span>as<text:span text:style-name="T1"> </text:span>if<text:span text:style-name="T1"> </text:span>he<text:span text:style-name="T1"> </text:span>was<text:span text:style-name="T1"> </text:span>looking<text:span text:style-name="T1"> </text:span>at<text:span text:style-name="T1"> </text:span>a<text:span text:style-name="T1"> </text:span>curiousity<text:span text:style-name="T1"> </text:span>for<text:span text:style-name="T1"> </text:span>the<text:span text:style-name="T1"> </text:span>first<text:span text:style-name="T1"> </text:span>time.</text:p>
      <text:p text:style-name="P1"><text:span text:style-name="T1">“</text:span>Are<text:span text:style-name="T1"> </text:span>you<text:span text:style-name="T1"> </text:span>trying<text:span text:style-name="T1"> </text:span>to<text:span text:style-name="T1"> </text:span>prove<text:span text:style-name="T1"> </text:span>you<text:span text:style-name="T1">’</text:span>re<text:span text:style-name="T1"> </text:span>mentally<text:span text:style-name="T1"> </text:span>unstable?<text:span text:style-name="T1"> </text:span>Insane?<text:span text:style-name="T1"> </text:span>Perhaps<text:span text:style-name="T1"> </text:span>proclaim<text:span text:style-name="T1"> </text:span>there<text:span text:style-name="T1"> </text:span>was<text:span text:style-name="T1"> </text:span>a<text:span text:style-name="T1"> </text:span>physical<text:span text:style-name="T1"> </text:span>storage<text:span text:style-name="T1"> </text:span>defect?<text:span text:style-name="T1"> </text:span>You<text:span text:style-name="T1"> </text:span>know<text:span text:style-name="T1"> </text:span>that<text:span text:style-name="T1">’</text:span>s<text:span text:style-name="T1"> </text:span>almost<text:span text:style-name="T1"> </text:span>impossible<text:span text:style-name="T1"> </text:span>to<text:span text:style-name="T1"> </text:span>prove<text:span text:style-name="T1"> </text:span>even<text:span text:style-name="T1"> </text:span>if<text:span text:style-name="T1"> </text:span>it<text:span text:style-name="T1"> </text:span>were<text:span text:style-name="T1"> </text:span>real.<text:span text:style-name="T1"> </text:span>Do<text:span text:style-name="T1"> </text:span>you<text:span text:style-name="T1"> </text:span>think<text:span text:style-name="T1"> </text:span>mass<text:span text:style-name="T1"> </text:span>murderers<text:span text:style-name="T1"> </text:span>are<text:span text:style-name="T1"> </text:span>eligible<text:span text:style-name="T1"> </text:span>for<text:span text:style-name="T1"> </text:span>sympathy?<text:span text:style-name="T1"> </text:span>Do<text:span text:style-name="T1"> </text:span>you<text:span text:style-name="T1"> </text:span>think<text:span text:style-name="T1"> </text:span>there<text:span text:style-name="T1">’</text:span>s<text:span text:style-name="T1"> </text:span>a<text:span text:style-name="T1"> </text:span>single<text:span text:style-name="T1"> </text:span>person<text:span text:style-name="T1"> </text:span>willing<text:span text:style-name="T1"> </text:span>to<text:span text:style-name="T1"> </text:span>hear<text:span text:style-name="T1"> </text:span>you<text:span text:style-name="T1"> </text:span>out?<text:span text:style-name="T1"> </text:span>Listen<text:span text:style-name="T1"> </text:span>to<text:span text:style-name="T1"> </text:span>your<text:span text:style-name="T1"> </text:span>drivel?<text:span text:style-name="T1">”</text:span></text:p>
      <text:p text:style-name="P1"><text:span text:style-name="T1">“</text:span>I<text:span text:style-name="T1"> </text:span>don<text:span text:style-name="T1">’</text:span>t<text:span text:style-name="T1"> </text:span>think<text:span text:style-name="T1"> </text:span>about<text:span text:style-name="T1"> </text:span>anything,<text:span text:style-name="T1"> </text:span>Martin.<text:span text:style-name="T1"> </text:span>Not<text:span text:style-name="T1"> </text:span>anymore.<text:span text:style-name="T1"> </text:span>This<text:span text:style-name="T1"> </text:span>whole<text:span text:style-name="T1"> </text:span>conversation<text:span text:style-name="T1"> </text:span>had<text:span text:style-name="T1"> </text:span>been<text:span text:style-name="T1"> </text:span>an<text:span text:style-name="T1"> </text:span>exercise<text:span text:style-name="T1"> </text:span>in<text:span text:style-name="T1"> </text:span>futility<text:span text:style-name="T1"> </text:span>from<text:span text:style-name="T1"> </text:span>the<text:span text:style-name="T1"> </text:span>start.<text:span text:style-name="T1"> </text:span>There<text:span text:style-name="T1"> </text:span>is<text:span text:style-name="T1"> </text:span>nothing<text:span text:style-name="T1"> </text:span>real<text:span text:style-name="T1"> </text:span>to<text:span text:style-name="T1"> </text:span>talk<text:span text:style-name="T1"> </text:span>about.<text:span text:style-name="T1"> </text:span>If<text:span text:style-name="T1"> </text:span>you<text:span text:style-name="T1"> </text:span>could<text:span text:style-name="T1"> </text:span>only<text:span text:style-name="T1"> </text:span>see<text:span text:style-name="T1"> </text:span>the<text:span text:style-name="T1"> </text:span>truth<text:span text:style-name="T1"> </text:span>of<text:span text:style-name="T1"> </text:span>the<text:span text:style-name="T1"> </text:span>matter,<text:span text:style-name="T1"> </text:span>you<text:span text:style-name="T1">’</text:span>d<text:span text:style-name="T1"> </text:span>be<text:span text:style-name="T1"> </text:span>right<text:span text:style-name="T1"> </text:span>beside<text:span text:style-name="T1"> </text:span>me!<text:span text:style-name="T1">”</text:span></text:p>
      <text:p text:style-name="P1">An<text:span text:style-name="T1"> </text:span>eerie<text:span text:style-name="T1"> </text:span>silence<text:span text:style-name="T1"> </text:span>filled<text:span text:style-name="T1"> </text:span>the<text:span text:style-name="T1"> </text:span>gap<text:span text:style-name="T1"> </text:span>in<text:span text:style-name="T1"> </text:span>their<text:span text:style-name="T1"> </text:span>conversation<text:span text:style-name="T1"> </text:span>effortlessly.<text:span text:style-name="T1"> </text:span>Martin<text:span text:style-name="T1">’</text:span>s<text:span text:style-name="T1"> </text:span>gaze<text:span text:style-name="T1"> </text:span>was<text:span text:style-name="T1"> </text:span>fixed<text:span text:style-name="T1"> </text:span>at<text:span text:style-name="T1"> </text:span>his<text:span text:style-name="T1"> </text:span>shoes<text:span text:style-name="T1"> </text:span>once<text:span text:style-name="T1"> </text:span>more.<text:span text:style-name="T1"> </text:span>Fine<text:span text:style-name="T1"> </text:span>black<text:span text:style-name="T1"> </text:span>leather,<text:span text:style-name="T1"> </text:span>italian-cut<text:span text:style-name="T1"> </text:span>shoes.<text:span text:style-name="T1"> </text:span>Expensive,<text:span text:style-name="T1"> </text:span>valuable.<text:span text:style-name="T1"> </text:span>Perhaps<text:span text:style-name="T1"> </text:span>the<text:span text:style-name="T1"> </text:span>last<text:span text:style-name="T1"> </text:span>of<text:span text:style-name="T1"> </text:span>their<text:span text:style-name="T1"> </text:span>kind.</text:p>
      <text:p text:style-name="P1"><text:span text:style-name="T1">“</text:span>I<text:span text:style-name="T1"> </text:span>couldn<text:span text:style-name="T1">’</text:span>t<text:span text:style-name="T1"> </text:span>do<text:span text:style-name="T1"> </text:span>what<text:span text:style-name="T1"> </text:span>you<text:span text:style-name="T1"> </text:span>did.<text:span text:style-name="T1"> </text:span>Whatever<text:span text:style-name="T1"> </text:span>your<text:span text:style-name="T1"> </text:span>real<text:span text:style-name="T1"> </text:span>reason,<text:span text:style-name="T1"> </text:span>nothing<text:span text:style-name="T1"> </text:span>can<text:span text:style-name="T1"> </text:span>justify<text:span text:style-name="T1"> </text:span>erasing<text:span text:style-name="T1"> </text:span>seventeen<text:span text:style-name="T1"> </text:span>billion<text:span text:style-name="T1"> </text:span>people,<text:span text:style-name="T1"> </text:span>Frank.<text:span text:style-name="T1"> </text:span>Nothing,<text:span text:style-name="T1">” </text:span>said<text:span text:style-name="T1"> </text:span>Martin<text:span text:style-name="T1"> </text:span>in<text:span text:style-name="T1"> </text:span>a<text:span text:style-name="T1"> </text:span>soft<text:span text:style-name="T1"> </text:span>voice.</text:p>
      <text:p text:style-name="P1"><text:span text:style-name="T1">“</text:span>Is<text:span text:style-name="T1"> </text:span>it<text:span text:style-name="T1"> </text:span>a<text:span text:style-name="T1"> </text:span>case<text:span text:style-name="T1"> </text:span>of<text:span text:style-name="T1"> </text:span>numbers<text:span text:style-name="T1"> </text:span>then?<text:span text:style-name="T1"> </text:span>Would<text:span text:style-name="T1"> </text:span>it<text:span text:style-name="T1"> </text:span>be<text:span text:style-name="T1"> </text:span>different<text:span text:style-name="T1"> </text:span>if<text:span text:style-name="T1"> </text:span>there<text:span text:style-name="T1"> </text:span>weren<text:span text:style-name="T1">’</text:span>t<text:span text:style-name="T1"> </text:span>as<text:span text:style-name="T1"> </text:span>many?<text:span text:style-name="T1"> </text:span>Small<text:span text:style-name="T1"> </text:span>matter.<text:span text:style-name="T1"> </text:span>I<text:span text:style-name="T1"> </text:span>exacted<text:span text:style-name="T1"> </text:span>my<text:span text:style-name="T1"> </text:span>revenge.<text:span text:style-name="T1"> </text:span>I<text:span text:style-name="T1"> </text:span>set<text:span text:style-name="T1"> </text:span>things<text:span text:style-name="T1"> </text:span>right.<text:span text:style-name="T1"> </text:span>Without<text:span text:style-name="T1"> </text:span>your<text:span text:style-name="T1"> </text:span>help.<text:span text:style-name="T1"> </text:span>I<text:span text:style-name="T1"> </text:span>knew<text:span text:style-name="T1"> </text:span>you<text:span text:style-name="T1"> </text:span>would<text:span text:style-name="T1"> </text:span>deny<text:span text:style-name="T1"> </text:span>me.<text:span text:style-name="T1">”</text:span></text:p>
      <text:p text:style-name="P1"><text:span text:style-name="T1">“</text:span>So<text:span text:style-name="T1"> </text:span>you<text:span text:style-name="T1"> </text:span>unplugged<text:span text:style-name="T1"> </text:span>Elsa.<text:span text:style-name="T1"> </text:span>Did<text:span text:style-name="T1"> </text:span>you<text:span text:style-name="T1"> </text:span>feel<text:span text:style-name="T1"> </text:span>anything,<text:span text:style-name="T1"> </text:span>Frank?<text:span text:style-name="T1"> </text:span>Anything<text:span text:style-name="T1"> </text:span>at<text:span text:style-name="T1"> </text:span>all?<text:span text:style-name="T1">”</text:span></text:p>
      <text:p text:style-name="P1">Martin<text:span text:style-name="T1"> </text:span>noticed<text:span text:style-name="T1"> </text:span>a<text:span text:style-name="T1"> </text:span>sheepish<text:span text:style-name="T1"> </text:span>look<text:span text:style-name="T1"> </text:span>on<text:span text:style-name="T1"> </text:span>Frank<text:span text:style-name="T1">’</text:span>s<text:span text:style-name="T1"> </text:span>face.<text:span text:style-name="T1"> </text:span>He<text:span text:style-name="T1"> </text:span>grinned<text:span text:style-name="T1"> </text:span>before<text:span text:style-name="T1"> </text:span>adding:</text:p>
      <text:p text:style-name="P1"><text:span text:style-name="T1">“</text:span>Hit<text:span text:style-name="T1"> </text:span>a<text:span text:style-name="T1"> </text:span>soft<text:span text:style-name="T1"> </text:span>spot<text:span text:style-name="T1"> </text:span>there,<text:span text:style-name="T1"> </text:span>didn<text:span text:style-name="T1">’</text:span>t<text:span text:style-name="T1"> </text:span>I<text:span text:style-name="T1"> </text:span>Frank?<text:span text:style-name="T1"> </text:span>She<text:span text:style-name="T1"> </text:span>was<text:span text:style-name="T1"> </text:span>pretty,<text:span text:style-name="T1"> </text:span>wasn<text:span text:style-name="T1">’</text:span>t<text:span text:style-name="T1"> </text:span>she?<text:span text:style-name="T1">”</text:span></text:p>
      <text:p text:style-name="P1">Frank<text:span text:style-name="T1"> </text:span>angled<text:span text:style-name="T1"> </text:span>his<text:span text:style-name="T1"> </text:span>head<text:span text:style-name="T1"> </text:span>and<text:span text:style-name="T1"> </text:span>stared<text:span text:style-name="T1"> </text:span>past<text:span text:style-name="T1"> </text:span>Martin,<text:span text:style-name="T1"> </text:span>towards<text:span text:style-name="T1"> </text:span>the<text:span text:style-name="T1"> </text:span>bleak<text:span text:style-name="T1"> </text:span>nothingness<text:span text:style-name="T1"> </text:span>that<text:span text:style-name="T1"> </text:span>engulfed<text:span text:style-name="T1"> </text:span>them,<text:span text:style-name="T1"> </text:span>the<text:span text:style-name="T1"> </text:span>simulated<text:span text:style-name="T1"> </text:span>v-space<text:span text:style-name="T1"> </text:span>that<text:span text:style-name="T1"> </text:span>offered<text:span text:style-name="T1"> </text:span>them<text:span text:style-name="T1"> </text:span>total<text:span text:style-name="T1"> </text:span>isolation,<text:span text:style-name="T1"> </text:span>and<text:span text:style-name="T1"> </text:span>a<text:span text:style-name="T1"> </text:span>dramatic<text:span text:style-name="T1"> </text:span>personalised<text:span text:style-name="T1"> </text:span>view<text:span text:style-name="T1"> </text:span>for<text:span text:style-name="T1"> </text:span>every<text:span text:style-name="T1"> </text:span>spectator.<text:span text:style-name="T1"> </text:span>Martin<text:span text:style-name="T1"> </text:span>pressed<text:span text:style-name="T1"> </text:span>his<text:span text:style-name="T1"> </text:span>point<text:span text:style-name="T1"> </text:span>further:</text:p>
      <text:p text:style-name="P1"><text:span text:style-name="T1">“</text:span>Or<text:span text:style-name="T1"> </text:span>did<text:span text:style-name="T1"> </text:span>you<text:span text:style-name="T1"> </text:span>see<text:span text:style-name="T1"> </text:span>her<text:span text:style-name="T1"> </text:span>for<text:span text:style-name="T1"> </text:span>what<text:span text:style-name="T1"> </text:span>she<text:span text:style-name="T1"> </text:span>really<text:span text:style-name="T1"> </text:span>was?<text:span text:style-name="T1"> </text:span>Nothing<text:span text:style-name="T1"> </text:span>more<text:span text:style-name="T1"> </text:span>than<text:span text:style-name="T1"> </text:span>q-bits.<text:span text:style-name="T1"> </text:span>An<text:span text:style-name="T1"> </text:span>m-state,<text:span text:style-name="T1"> </text:span>a<text:span text:style-name="T1"> </text:span>collection<text:span text:style-name="T1"> </text:span>of<text:span text:style-name="T1"> </text:span>stochastic<text:span text:style-name="T1"> </text:span>data<text:span text:style-name="T1"> </text:span>and<text:span text:style-name="T1"> </text:span>probabilistic<text:span text:style-name="T1"> </text:span>field<text:span text:style-name="T1"> </text:span>equations?<text:span text:style-name="T1">”</text:span></text:p>
      <text:p text:style-name="P1"><text:span text:style-name="T1">“</text:span>I<text:span text:style-name="T1"> </text:span>loved<text:span text:style-name="T1"> </text:span>Elsa,<text:span text:style-name="T1">” </text:span>Martin<text:span text:style-name="T1">’</text:span>s<text:span text:style-name="T1"> </text:span>voice<text:span text:style-name="T1"> </text:span>was<text:span text:style-name="T1"> </text:span>hollow,<text:span text:style-name="T1"> </text:span>crackled;<text:span text:style-name="T1"> </text:span>barely<text:span text:style-name="T1"> </text:span>audible.</text:p>
      <text:p text:style-name="P1"><text:soft-page-break/><text:span text:style-name="T1">“</text:span>Was<text:span text:style-name="T1"> </text:span>she<text:span text:style-name="T1"> </text:span>dead<text:span text:style-name="T1"> </text:span>when<text:span text:style-name="T1"> </text:span>you<text:span text:style-name="T1"> </text:span>killed<text:span text:style-name="T1"> </text:span>her,<text:span text:style-name="T1"> </text:span>Frank?<text:span text:style-name="T1">”</text:span></text:p>
      <text:p text:style-name="P1"><text:span text:style-name="T1">“</text:span>I<text:span text:style-name="T1"> </text:span>loved<text:span text:style-name="T1"> </text:span>her!<text:span text:style-name="T1"> </text:span>I<text:span text:style-name="T1"> </text:span>had<text:span text:style-name="T1"> </text:span>to<text:span text:style-name="T1"> </text:span>do<text:span text:style-name="T1"> </text:span>it!<text:span text:style-name="T1"> </text:span>She<text:span text:style-name="T1"> </text:span>knew<text:span text:style-name="T1"> </text:span>it<text:span text:style-name="T1"> </text:span>had<text:span text:style-name="T1"> </text:span>to<text:span text:style-name="T1"> </text:span>be<text:span text:style-name="T1"> </text:span>her!<text:span text:style-name="T1">”</text:span></text:p>
      <text:p text:style-name="P1"><text:span text:style-name="T1">“</text:span>Why<text:span text:style-name="T1"> </text:span>didn<text:span text:style-name="T1">’</text:span>t<text:span text:style-name="T1"> </text:span>you<text:span text:style-name="T1"> </text:span>go<text:span text:style-name="T1"> </text:span>along?<text:span text:style-name="T1"> </text:span>Why<text:span text:style-name="T1"> </text:span>didn<text:span text:style-name="T1">’</text:span>t<text:span text:style-name="T1"> </text:span>you<text:span text:style-name="T1"> </text:span>erase<text:span text:style-name="T1"> </text:span>yourself<text:span text:style-name="T1"> </text:span>in<text:span text:style-name="T1"> </text:span>the<text:span text:style-name="T1"> </text:span>process?<text:span text:style-name="T1">”</text:span></text:p>
      <text:p text:style-name="P1">A<text:span text:style-name="T1"> </text:span>single<text:span text:style-name="T1"> </text:span>tear<text:span text:style-name="T1"> </text:span>ran<text:span text:style-name="T1"> </text:span>down<text:span text:style-name="T1"> </text:span>Frank<text:span text:style-name="T1">’</text:span>s<text:span text:style-name="T1"> </text:span>left<text:span text:style-name="T1"> </text:span>cheek.<text:span text:style-name="T1"> </text:span>The<text:span text:style-name="T1"> </text:span>trail<text:span text:style-name="T1"> </text:span>of<text:span text:style-name="T1"> </text:span>moisture<text:span text:style-name="T1"> </text:span>on<text:span text:style-name="T1"> </text:span>his<text:span text:style-name="T1"> </text:span>trembling<text:span text:style-name="T1"> </text:span>face<text:span text:style-name="T1"> </text:span>glittered<text:span text:style-name="T1"> </text:span>like<text:span text:style-name="T1"> </text:span>a<text:span text:style-name="T1"> </text:span>stream<text:span text:style-name="T1"> </text:span>of<text:span text:style-name="T1"> </text:span>silver.<text:span text:style-name="T1"> </text:span>He<text:span text:style-name="T1"> </text:span>said<text:span text:style-name="T1"> </text:span>warily:</text:p>
      <text:p text:style-name="P1"><text:span text:style-name="T1">“</text:span>You<text:span text:style-name="T1">’</text:span>re<text:span text:style-name="T1"> </text:span>beginning<text:span text:style-name="T1"> </text:span>to<text:span text:style-name="T1"> </text:span>ask<text:span text:style-name="T1"> </text:span>the<text:span text:style-name="T1"> </text:span>right<text:span text:style-name="T1"> </text:span>questions,<text:span text:style-name="T1"> </text:span>Martin.<text:span text:style-name="T1">”</text:span></text:p>
      <text:p text:style-name="P1"><text:span text:style-name="T1">“</text:span>Is<text:span text:style-name="T1"> </text:span>this<text:span text:style-name="T1"> </text:span>whole<text:span text:style-name="T1"> </text:span>ordeal<text:span text:style-name="T1"> </text:span>an<text:span text:style-name="T1"> </text:span>enjoyable<text:span text:style-name="T1"> </text:span>thing<text:span text:style-name="T1"> </text:span>for<text:span text:style-name="T1"> </text:span>you,<text:span text:style-name="T1"> </text:span>Frank?<text:span text:style-name="T1"> </text:span>Because<text:span text:style-name="T1"> </text:span>I<text:span text:style-name="T1"> </text:span>want<text:span text:style-name="T1"> </text:span>answers,<text:span text:style-name="T1"> </text:span>Frank.<text:span text:style-name="T1"> </text:span>Everyone<text:span text:style-name="T1"> </text:span>wants<text:span text:style-name="T1"> </text:span>answers.<text:span text:style-name="T1">”</text:span></text:p>
      <text:p text:style-name="P1"><text:span text:style-name="T1">“</text:span>I<text:span text:style-name="T1"> </text:span>know.<text:span text:style-name="T1">”</text:span></text:p>
      <text:p text:style-name="P1"><text:span text:style-name="T1">“</text:span>Is<text:span text:style-name="T1"> </text:span>that<text:span text:style-name="T1"> </text:span>why<text:span text:style-name="T1"> </text:span>you<text:span text:style-name="T1"> </text:span>spared<text:span text:style-name="T1"> </text:span>yourself?<text:span text:style-name="T1"> </text:span>You<text:span text:style-name="T1"> </text:span>want<text:span text:style-name="T1"> </text:span>to<text:span text:style-name="T1"> </text:span>take<text:span text:style-name="T1"> </text:span>advantage<text:span text:style-name="T1"> </text:span>of<text:span text:style-name="T1"> </text:span>the<text:span text:style-name="T1"> </text:span>chaos,<text:span text:style-name="T1"> </text:span>the<text:span text:style-name="T1"> </text:span>ravaging<text:span text:style-name="T1"> </text:span>uncertainty?<text:span text:style-name="T1"> </text:span>Hold<text:span text:style-name="T1"> </text:span>humanity<text:span text:style-name="T1"> </text:span>hostage?<text:span text:style-name="T1">”</text:span></text:p>
      <text:p text:style-name="P1">Frank<text:span text:style-name="T1"> </text:span>laughed<text:span text:style-name="T1"> </text:span>involuntarily.<text:span text:style-name="T1"> </text:span>He<text:span text:style-name="T1"> </text:span>shook<text:span text:style-name="T1"> </text:span>his<text:span text:style-name="T1"> </text:span>head<text:span text:style-name="T1"> </text:span>in<text:span text:style-name="T1"> </text:span>apparent<text:span text:style-name="T1"> </text:span>amazement:</text:p>
      <text:p text:style-name="P1"><text:span text:style-name="T1">“</text:span>Hostage?<text:span text:style-name="T1"> </text:span>I<text:span text:style-name="T1">’</text:span>m<text:span text:style-name="T1"> </text:span>setting<text:span text:style-name="T1"> </text:span>humanity<text:span text:style-name="T1"> </text:span>free,<text:span text:style-name="T1"> </text:span>for<text:span text:style-name="T1"> </text:span>the<text:span text:style-name="T1"> </text:span>last<text:span text:style-name="T1"> </text:span>time.<text:span text:style-name="T1">”</text:span></text:p>
      <text:p text:style-name="P1">Martin<text:span text:style-name="T1"> </text:span>turned<text:span text:style-name="T1"> </text:span>his<text:span text:style-name="T1"> </text:span>back<text:span text:style-name="T1"> </text:span>on<text:span text:style-name="T1"> </text:span>Frank.<text:span text:style-name="T1"> </text:span>He<text:span text:style-name="T1"> </text:span>strained<text:span text:style-name="T1"> </text:span>his<text:span text:style-name="T1"> </text:span>neck<text:span text:style-name="T1"> </text:span>to<text:span text:style-name="T1"> </text:span>look<text:span text:style-name="T1"> </text:span>up,<text:span text:style-name="T1"> </text:span>towards<text:span text:style-name="T1"> </text:span>the<text:span text:style-name="T1"> </text:span>ceiling<text:span text:style-name="T1"> </text:span>and<text:span text:style-name="T1"> </text:span>the<text:span text:style-name="T1"> </text:span>blinding<text:span text:style-name="T1"> </text:span>light<text:span text:style-name="T1"> </text:span>that<text:span text:style-name="T1"> </text:span>seemed<text:span text:style-name="T1"> </text:span>to<text:span text:style-name="T1"> </text:span>come<text:span text:style-name="T1"> </text:span>from<text:span text:style-name="T1"> </text:span>nowhere<text:span text:style-name="T1"> </text:span>in<text:span text:style-name="T1"> </text:span>particulat.<text:span text:style-name="T1"> </text:span>He<text:span text:style-name="T1"> </text:span>squinted,<text:span text:style-name="T1"> </text:span>and<text:span text:style-name="T1"> </text:span>shaded<text:span text:style-name="T1"> </text:span>his<text:span text:style-name="T1"> </text:span>face<text:span text:style-name="T1"> </text:span>with<text:span text:style-name="T1"> </text:span>one<text:span text:style-name="T1"> </text:span>hand<text:span text:style-name="T1"> </text:span>before<text:span text:style-name="T1"> </text:span>he<text:span text:style-name="T1"> </text:span>asked:</text:p>
      <text:p text:style-name="P1"><text:span text:style-name="T1">“</text:span>Did<text:span text:style-name="T1"> </text:span>you<text:span text:style-name="T1"> </text:span>plan<text:span text:style-name="T1"> </text:span>on<text:span text:style-name="T1"> </text:span>becoming<text:span text:style-name="T1"> </text:span>some<text:span text:style-name="T1"> </text:span>sort<text:span text:style-name="T1"> </text:span>of<text:span text:style-name="T1"> </text:span>figurehead,<text:span text:style-name="T1"> </text:span>a<text:span text:style-name="T1"> </text:span>necessary<text:span text:style-name="T1"> </text:span>evil?<text:span text:style-name="T1"> </text:span>Institute<text:span text:style-name="T1"> </text:span>some<text:span text:style-name="T1"> </text:span>sort<text:span text:style-name="T1"> </text:span>of<text:span text:style-name="T1"> </text:span>religion,<text:span text:style-name="T1"> </text:span>a<text:span text:style-name="T1"> </text:span>cult?<text:span text:style-name="T1"> </text:span>A<text:span text:style-name="T1"> </text:span>political<text:span text:style-name="T1"> </text:span>party,<text:span text:style-name="T1"> </text:span>or<text:span text:style-name="T1"> </text:span>a<text:span text:style-name="T1"> </text:span>movement?<text:span text:style-name="T1">”</text:span></text:p>
      <text:p text:style-name="P1"><text:span text:style-name="T1">“</text:span>Now<text:span text:style-name="T1"> </text:span>there<text:span text:style-name="T1">’</text:span>s<text:span text:style-name="T1"> </text:span>a<text:span text:style-name="T1"> </text:span>long-forgotten<text:span text:style-name="T1"> </text:span>concept.<text:span text:style-name="T1"> ’</text:span>Evil<text:span text:style-name="T1">’ </text:span>and<text:span text:style-name="T1"> ’</text:span>political<text:span text:style-name="T1">’ </text:span>in<text:span text:style-name="T1"> </text:span>the<text:span text:style-name="T1"> </text:span>same<text:span text:style-name="T1"> </text:span>sentence.<text:span text:style-name="T1"> </text:span>Is<text:span text:style-name="T1"> </text:span>that<text:span text:style-name="T1"> </text:span>what<text:span text:style-name="T1"> </text:span>I<text:span text:style-name="T1"> </text:span>am,<text:span text:style-name="T1"> </text:span>now?<text:span text:style-name="T1"> </text:span>Evil?<text:span text:style-name="T1">”</text:span></text:p>
      <text:p text:style-name="P1">Frank<text:span text:style-name="T1"> </text:span>snorted<text:span text:style-name="T1"> </text:span>disapprovingly,<text:span text:style-name="T1"> </text:span>while<text:span text:style-name="T1"> </text:span>Martin<text:span text:style-name="T1"> </text:span>continued,<text:span text:style-name="T1"> </text:span>this<text:span text:style-name="T1"> </text:span>time<text:span text:style-name="T1"> </text:span>looking<text:span text:style-name="T1"> </text:span>straight<text:span text:style-name="T1"> </text:span>into<text:span text:style-name="T1"> </text:span>Frank<text:span text:style-name="T1">’</text:span>s<text:span text:style-name="T1"> </text:span>eyes,<text:span text:style-name="T1"> </text:span>his<text:span text:style-name="T1"> </text:span>voice<text:span text:style-name="T1"> </text:span>level<text:span text:style-name="T1"> </text:span>and<text:span text:style-name="T1"> </text:span>true:</text:p>
      <text:p text:style-name="P1"><text:span text:style-name="T1">“</text:span>We<text:span text:style-name="T1"> </text:span>could<text:span text:style-name="T1"> </text:span>override,<text:span text:style-name="T1"> </text:span>get<text:span text:style-name="T1"> </text:span>all<text:span text:style-name="T1"> </text:span>the<text:span text:style-name="T1"> </text:span>answers<text:span text:style-name="T1"> </text:span>from<text:span text:style-name="T1"> </text:span>your<text:span text:style-name="T1"> </text:span>m-state.<text:span text:style-name="T1"> </text:span>There<text:span text:style-name="T1"> </text:span>has<text:span text:style-name="T1"> </text:span>been<text:span text:style-name="T1"> </text:span>no<text:span text:style-name="T1"> </text:span>precedent,<text:span text:style-name="T1"> </text:span>but<text:span text:style-name="T1"> </text:span>the<text:span text:style-name="T1"> </text:span>provisions<text:span text:style-name="T1"> </text:span>are<text:span text:style-name="T1"> </text:span>there.<text:span text:style-name="T1"> </text:span>All<text:span text:style-name="T1"> </text:span>it<text:span text:style-name="T1"> </text:span>takes<text:span text:style-name="T1"> </text:span>is<text:span text:style-name="T1"> </text:span>a<text:span text:style-name="T1"> </text:span>unanimous<text:span text:style-name="T1"> </text:span>vote.<text:span text:style-name="T1"> </text:span>Unless<text:span text:style-name="T1"> </text:span>you<text:span text:style-name="T1"> </text:span>think<text:span text:style-name="T1"> </text:span>there<text:span text:style-name="T1"> </text:span>will<text:span text:style-name="T1"> </text:span>be<text:span text:style-name="T1"> </text:span>people<text:span text:style-name="T1"> </text:span>who<text:span text:style-name="T1"> </text:span>will<text:span text:style-name="T1"> </text:span>vote<text:span text:style-name="T1"> </text:span>against<text:span text:style-name="T1"> </text:span>it,<text:span text:style-name="T1"> </text:span>we<text:span text:style-name="T1"> </text:span>can<text:span text:style-name="T1"> </text:span>find<text:span text:style-name="T1"> </text:span>out<text:span text:style-name="T1"> </text:span>everything<text:span text:style-name="T1"> </text:span>without<text:span text:style-name="T1"> </text:span>you.<text:span text:style-name="T1">”</text:span></text:p>
      <text:p text:style-name="P1"><text:span text:style-name="T1">“</text:span>I<text:span text:style-name="T1"> </text:span>do.<text:span text:style-name="T1">”</text:span></text:p>
      <text:p text:style-name="P1"><text:span text:style-name="T1">“</text:span>You<text:span text:style-name="T1"> </text:span>anticipated<text:span text:style-name="T1"> </text:span>this<text:span text:style-name="T1"> </text:span>as<text:span text:style-name="T1"> </text:span>well,<text:span text:style-name="T1"> </text:span>probably.<text:span text:style-name="T1"> </text:span>It<text:span text:style-name="T1"> </text:span>never<text:span text:style-name="T1"> </text:span>was<text:span text:style-name="T1"> </text:span>an<text:span text:style-name="T1"> </text:span>act<text:span text:style-name="T1"> </text:span>of<text:span text:style-name="T1"> </text:span>rage,<text:span text:style-name="T1"> </text:span>was<text:span text:style-name="T1"> </text:span>it?<text:span text:style-name="T1">”</text:span></text:p>
      <text:p text:style-name="P1"><text:span text:style-name="T1">“</text:span>I<text:span text:style-name="T1"> </text:span>never<text:span text:style-name="T1"> </text:span>said<text:span text:style-name="T1"> </text:span>it<text:span text:style-name="T1"> </text:span>was<text:span text:style-name="T1"> </text:span>rage.<text:span text:style-name="T1"> </text:span>You<text:span text:style-name="T1"> </text:span>were<text:span text:style-name="T1"> </text:span>so<text:span text:style-name="T1"> </text:span>easily<text:span text:style-name="T1"> </text:span>misguided<text:span text:style-name="T1"> </text:span>by<text:span text:style-name="T1"> </text:span>my<text:span text:style-name="T1"> </text:span>loss.<text:span text:style-name="T1">”</text:span></text:p>
      <text:p text:style-name="P1"><text:span text:style-name="T1">“</text:span>So<text:span text:style-name="T1"> </text:span>you<text:span text:style-name="T1"> </text:span>just<text:span text:style-name="T1"> </text:span>used<text:span text:style-name="T1"> </text:span>her?<text:span text:style-name="T1">”</text:span>,<text:span text:style-name="T1"> </text:span>asked<text:span text:style-name="T1"> </text:span>Martin<text:span text:style-name="T1"> </text:span>with<text:span text:style-name="T1"> </text:span>the<text:span text:style-name="T1"> </text:span>slightest<text:span text:style-name="T1"> </text:span>hint<text:span text:style-name="T1"> </text:span>of<text:span text:style-name="T1"> </text:span>accusation.<text:span text:style-name="T1"> </text:span>Frank<text:span text:style-name="T1"> </text:span>rose<text:span text:style-name="T1"> </text:span>to<text:span text:style-name="T1"> </text:span>the<text:span text:style-name="T1"> </text:span>bait<text:span text:style-name="T1"> </text:span>and<text:span text:style-name="T1"> </text:span>retorted<text:span text:style-name="T1"> </text:span>with<text:span text:style-name="T1"> </text:span>a<text:span text:style-name="T1"> </text:span>raised<text:span text:style-name="T1"> </text:span>voice.</text:p>
      <text:p text:style-name="P1"><text:span text:style-name="T1">“</text:span>It<text:span text:style-name="T1"> </text:span>had<text:span text:style-name="T1"> </text:span>to<text:span text:style-name="T1"> </text:span>be<text:span text:style-name="T1"> </text:span>tested.<text:span text:style-name="T1"> </text:span>I<text:span text:style-name="T1"> </text:span>had<text:span text:style-name="T1"> </text:span>to<text:span text:style-name="T1"> </text:span>know<text:span text:style-name="T1"> </text:span>if<text:span text:style-name="T1"> </text:span>it<text:span text:style-name="T1"> </text:span>could<text:span text:style-name="T1"> </text:span>be<text:span text:style-name="T1"> </text:span>done.<text:span text:style-name="T1"> </text:span>I<text:span text:style-name="T1"> </text:span>couldn<text:span text:style-name="T1">’</text:span>t<text:span text:style-name="T1"> </text:span>risk<text:span text:style-name="T1"> </text:span>anyone<text:span text:style-name="T1"> </text:span>else<text:span text:style-name="T1"> </text:span>knowing.<text:span text:style-name="T1"> </text:span>So,<text:span text:style-name="T1"> </text:span>yes,<text:span text:style-name="T1"> </text:span>I<text:span text:style-name="T1"> </text:span>erased<text:span text:style-name="T1"> </text:span>her<text:span text:style-name="T1"> </text:span>uploaded<text:span text:style-name="T1"> </text:span>consciousness.<text:span text:style-name="T1"> </text:span>She<text:span text:style-name="T1"> </text:span>wanted<text:span text:style-name="T1"> </text:span>to,<text:span text:style-name="T1"> </text:span>really.<text:span text:style-name="T1">”</text:span></text:p>
      <text:p text:style-name="P1"><text:span text:style-name="T1">“</text:span>Do<text:span text:style-name="T1"> </text:span>you<text:span text:style-name="T1"> </text:span>need<text:span text:style-name="T1"> </text:span>convincing,<text:span text:style-name="T1"> </text:span>Frank?<text:span text:style-name="T1">” </text:span>Martin<text:span text:style-name="T1"> </text:span>asked<text:span text:style-name="T1"> </text:span>with<text:span text:style-name="T1"> </text:span>a<text:span text:style-name="T1"> </text:span>sneer<text:span text:style-name="T1"> </text:span>even<text:span text:style-name="T1"> </text:span>as<text:span text:style-name="T1"> </text:span>he<text:span text:style-name="T1"> </text:span>searched<text:span text:style-name="T1"> </text:span>his<text:span text:style-name="T1"> </text:span>pockets<text:span text:style-name="T1"> </text:span>for<text:span text:style-name="T1"> </text:span>the<text:span text:style-name="T1"> </text:span>pack<text:span text:style-name="T1"> </text:span>of<text:span text:style-name="T1"> </text:span>Lucky<text:span text:style-name="T1"> </text:span>Strikes.<text:span text:style-name="T1"> </text:span>Even<text:span text:style-name="T1"> </text:span>though<text:span text:style-name="T1"> </text:span>paralyzed,<text:span text:style-name="T1"> </text:span>Frank<text:span text:style-name="T1"> </text:span>did<text:span text:style-name="T1"> </text:span>not<text:span text:style-name="T1"> </text:span>sound<text:span text:style-name="T1"> </text:span>helpless<text:span text:style-name="T1"> </text:span>but<text:span text:style-name="T1"> </text:span>rather<text:span text:style-name="T1"> </text:span>dangerous<text:span text:style-name="T1"> </text:span>when<text:span text:style-name="T1"> </text:span>he<text:span text:style-name="T1"> </text:span>said:</text:p>
      <text:p text:style-name="P1"><text:span text:style-name="T1">“</text:span>I<text:span text:style-name="T1"> </text:span>am<text:span text:style-name="T1"> </text:span>the<text:span text:style-name="T1"> </text:span>caretaker<text:span text:style-name="T1"> </text:span>of<text:span text:style-name="T1"> </text:span>humanity!<text:span text:style-name="T1">”</text:span></text:p>
      <text:p text:style-name="P1"><text:span text:style-name="T1">“</text:span>Besides<text:span text:style-name="T1"> </text:span>the<text:span text:style-name="T1"> </text:span>fact<text:span text:style-name="T1"> </text:span>that<text:span text:style-name="T1"> </text:span>that<text:span text:style-name="T1"> </text:span>sounds<text:span text:style-name="T1"> </text:span>awfully<text:span text:style-name="T1"> </text:span>cheesy,<text:span text:style-name="T1"> </text:span>I<text:span text:style-name="T1"> </text:span>think<text:span text:style-name="T1"> </text:span>you<text:span text:style-name="T1">’</text:span>ve<text:span text:style-name="T1"> </text:span>overestimated<text:span text:style-name="T1"> </text:span>yourself<text:span text:style-name="T1"> </text:span>Frank.<text:span text:style-name="T1"> </text:span>You<text:span text:style-name="T1">’</text:span>re<text:span text:style-name="T1"> </text:span>just<text:span text:style-name="T1"> </text:span>crazy<text:span text:style-name="T1"> </text:span>enough<text:span text:style-name="T1"> </text:span>to<text:span text:style-name="T1"> </text:span>do<text:span text:style-name="T1"> </text:span>it.<text:span text:style-name="T1">”</text:span></text:p>
      <text:p text:style-name="P1"><text:span text:style-name="T1">“</text:span>Have<text:span text:style-name="T1"> </text:span>you<text:span text:style-name="T1"> </text:span>asked<text:span text:style-name="T1"> </text:span>yourself<text:span text:style-name="T1"> </text:span>the<text:span text:style-name="T1"> </text:span>same<text:span text:style-name="T1"> </text:span>question,<text:span text:style-name="T1"> </text:span>Martin?<text:span text:style-name="T1">”</text:span></text:p>
      <text:p text:style-name="P1"><text:span text:style-name="T1">“</text:span>No.<text:span text:style-name="T1"> </text:span>I<text:span text:style-name="T1"> </text:span>don<text:span text:style-name="T1">’</text:span>t<text:span text:style-name="T1"> </text:span>need<text:span text:style-name="T1"> </text:span>to.<text:span text:style-name="T1"> </text:span>I<text:span text:style-name="T1">’</text:span>m<text:span text:style-name="T1"> </text:span>just<text:span text:style-name="T1"> </text:span>serving<text:span text:style-name="T1"> </text:span>the<text:span text:style-name="T1"> </text:span>public.<text:span text:style-name="T1">”</text:span></text:p>
      <text:p text:style-name="P1">Frank<text:span text:style-name="T1">’</text:span>s<text:span text:style-name="T1"> </text:span>voice<text:span text:style-name="T1"> </text:span>seeped<text:span text:style-name="T1"> </text:span>with<text:span text:style-name="T1"> </text:span>disgust.</text:p>
      <text:p text:style-name="P1"><text:span text:style-name="T1">“</text:span>A<text:span text:style-name="T1"> </text:span>utensil.<text:span text:style-name="T1"> </text:span>You<text:span text:style-name="T1"> </text:span>call<text:span text:style-name="T1"> </text:span>yourself<text:span text:style-name="T1"> </text:span>a<text:span text:style-name="T1"> </text:span>free<text:span text:style-name="T1"> </text:span>man,<text:span text:style-name="T1"> </text:span>Martin?<text:span text:style-name="T1"> </text:span>Acting<text:span text:style-name="T1"> </text:span>out<text:span text:style-name="T1"> </text:span>the<text:span text:style-name="T1"> </text:span>role<text:span text:style-name="T1"> </text:span>of<text:span text:style-name="T1"> </text:span>someone<text:span text:style-name="T1"> </text:span>alive?<text:span text:style-name="T1">”</text:span></text:p>
      <text:p text:style-name="P1"><text:span text:style-name="T1">“</text:span>We<text:span text:style-name="T1"> </text:span>all<text:span text:style-name="T1"> </text:span>have<text:span text:style-name="T1"> </text:span>our<text:span text:style-name="T1"> </text:span>parts<text:span text:style-name="T1"> </text:span>to<text:span text:style-name="T1"> </text:span>play<text:span text:style-name="T1"> </text:span>in<text:span text:style-name="T1"> </text:span>this<text:span text:style-name="T1"> </text:span>life.<text:span text:style-name="T1"> </text:span>Until<text:span text:style-name="T1"> </text:span>we<text:span text:style-name="T1"> </text:span>arrive.<text:span text:style-name="T1">”</text:span></text:p>
      <text:p text:style-name="P1">Martin<text:span text:style-name="T1">’</text:span>s<text:span text:style-name="T1"> </text:span>stare<text:span text:style-name="T1"> </text:span>turned<text:span text:style-name="T1"> </text:span>hard<text:span text:style-name="T1"> </text:span>and<text:span text:style-name="T1"> </text:span>edgy.<text:span text:style-name="T1"> </text:span>Frank<text:span text:style-name="T1"> </text:span>scoffed:</text:p>
      <text:p text:style-name="P1"><text:span text:style-name="T1">“</text:span>This<text:span text:style-name="T1"> </text:span>isn<text:span text:style-name="T1">’</text:span>t<text:span text:style-name="T1"> </text:span>life.<text:span text:style-name="T1"> </text:span>This<text:span text:style-name="T1"> </text:span>is<text:span text:style-name="T1"> </text:span>just<text:span text:style-name="T1"> </text:span>a<text:span text:style-name="T1"> </text:span>charade.<text:span text:style-name="T1"> </text:span>A<text:span text:style-name="T1"> </text:span>phantom<text:span text:style-name="T1"> </text:span>image,<text:span text:style-name="T1"> </text:span>nothing<text:span text:style-name="T1"> </text:span>but<text:span text:style-name="T1"> </text:span>fantasy.<text:span text:style-name="T1">”</text:span></text:p>
      <text:p text:style-name="P1"><text:span text:style-name="T1">“</text:span>We<text:span text:style-name="T1">’</text:span>ve<text:span text:style-name="T1"> </text:span>had<text:span text:style-name="T1"> </text:span>that<text:span text:style-name="T1"> </text:span>argument<text:span text:style-name="T1"> </text:span>before<text:span text:style-name="T1"> </text:span>we<text:span text:style-name="T1"> </text:span>embarked.<text:span text:style-name="T1"> </text:span>A<text:span text:style-name="T1"> </text:span>decision<text:span text:style-name="T1"> </text:span>was<text:span text:style-name="T1"> </text:span>made,<text:span text:style-name="T1"> </text:span>people<text:span text:style-name="T1"> </text:span>chose<text:span text:style-name="T1"> </text:span>-<text:span text:style-name="T1">”</text:span></text:p>
      <text:p text:style-name="P1"><text:span text:style-name="T1">“</text:span>People<text:span text:style-name="T1"> </text:span>chose<text:span text:style-name="T1"> </text:span>oblivion!<text:span text:style-name="T1"> </text:span>The<text:span text:style-name="T1"> </text:span>sweet<text:span text:style-name="T1"> </text:span>caress<text:span text:style-name="T1"> </text:span>of<text:span text:style-name="T1"> </text:span>undeath.<text:span text:style-name="T1"> </text:span>A<text:span text:style-name="T1"> </text:span>soul<text:span text:style-name="T1"> </text:span>without<text:span text:style-name="T1"> </text:span>a<text:span text:style-name="T1"> </text:span>body,<text:span text:style-name="T1"> </text:span>mind<text:span text:style-name="T1"> </text:span>forelorn<text:span text:style-name="T1"> </text:span>of<text:span text:style-name="T1"> </text:span>spirit!<text:span text:style-name="T1"> </text:span>I<text:span text:style-name="T1"> </text:span>put<text:span text:style-name="T1"> </text:span>an<text:span text:style-name="T1"> </text:span>end<text:span text:style-name="T1"> </text:span>to<text:span text:style-name="T1"> </text:span>that<text:span text:style-name="T1"> </text:span>travesty<text:span text:style-name="T1"> </text:span>for<text:span text:style-name="T1"> </text:span>seventeen<text:span text:style-name="T1"> </text:span>billion<text:span text:style-name="T1"> </text:span>souls<text:span text:style-name="T1"> </text:span>astray.<text:span text:style-name="T1"> </text:span>Sooner<text:span text:style-name="T1"> </text:span>or<text:span text:style-name="T1"> </text:span>later,<text:span text:style-name="T1"> </text:span>the<text:span text:style-name="T1"> </text:span>rest<text:span text:style-name="T1"> </text:span>will<text:span text:style-name="T1"> </text:span>follow.<text:span text:style-name="T1">”</text:span></text:p>
      <text:p text:style-name="P1"><text:span text:style-name="T1">“</text:span>Are<text:span text:style-name="T1"> </text:span>you<text:span text:style-name="T1"> </text:span>saying<text:span text:style-name="T1"> </text:span>you<text:span text:style-name="T1">’</text:span>re<text:span text:style-name="T1"> </text:span>not<text:span text:style-name="T1"> </text:span>alone<text:span text:style-name="T1"> </text:span>in<text:span text:style-name="T1"> </text:span>this?<text:span text:style-name="T1">” </text:span>Martin<text:span text:style-name="T1"> </text:span>sounded<text:span text:style-name="T1"> </text:span>alarmed.<text:span text:style-name="T1"> </text:span>His<text:span text:style-name="T1"> </text:span>body<text:span text:style-name="T1"> </text:span>tensed<text:span text:style-name="T1"> </text:span>reflexively.</text:p>
      <text:p text:style-name="P1"><text:span text:style-name="T1">“</text:span>I<text:span text:style-name="T1">’</text:span>m<text:span text:style-name="T1"> </text:span>only<text:span text:style-name="T1"> </text:span>saying<text:span text:style-name="T1"> </text:span>people<text:span text:style-name="T1"> </text:span>will<text:span text:style-name="T1"> </text:span>eventually<text:span text:style-name="T1"> </text:span>come<text:span text:style-name="T1"> </text:span>around<text:span text:style-name="T1"> </text:span>to<text:span text:style-name="T1"> </text:span>see<text:span text:style-name="T1"> </text:span>the<text:span text:style-name="T1"> </text:span>error<text:span text:style-name="T1"> </text:span>of<text:span text:style-name="T1"> </text:span>our<text:span text:style-name="T1"> </text:span>ways,<text:span text:style-name="T1"> </text:span>and<text:span text:style-name="T1"> </text:span><text:soft-page-break/>repent.<text:span text:style-name="T1">”</text:span></text:p>
      <text:p text:style-name="P1"><text:span text:style-name="T1">“</text:span>Are<text:span text:style-name="T1"> </text:span>there<text:span text:style-name="T1"> </text:span>others<text:span text:style-name="T1"> </text:span>that<text:span text:style-name="T1"> </text:span>share<text:span text:style-name="T1"> </text:span>that<text:span text:style-name="T1"> </text:span>belief?<text:span text:style-name="T1">”</text:span></text:p>
      <text:p text:style-name="P1"><text:span text:style-name="T1">“</text:span>Only<text:span text:style-name="T1"> </text:span>God<text:span text:style-name="T1"> </text:span>knows,<text:span text:style-name="T1">” </text:span>Frank<text:span text:style-name="T1"> </text:span>said<text:span text:style-name="T1"> </text:span>and<text:span text:style-name="T1"> </text:span>his<text:span text:style-name="T1"> </text:span>face<text:span text:style-name="T1"> </text:span>took<text:span text:style-name="T1"> </text:span>the<text:span text:style-name="T1"> </text:span>mocking<text:span text:style-name="T1"> </text:span>expression<text:span text:style-name="T1"> </text:span>of<text:span text:style-name="T1"> </text:span>a<text:span text:style-name="T1"> </text:span>pietous,<text:span text:style-name="T1"> </text:span>praying<text:span text:style-name="T1"> </text:span>priest<text:span text:style-name="T1"> </text:span>of<text:span text:style-name="T1"> </text:span>old.</text:p>
      <text:p text:style-name="P1"><text:span text:style-name="T1">“</text:span>Stop<text:span text:style-name="T1"> </text:span>the<text:span text:style-name="T1"> </text:span>religious<text:span text:style-name="T1"> </text:span>figure<text:span text:style-name="T1"> </text:span>act!<text:span text:style-name="T1"> </text:span>It<text:span text:style-name="T1"> </text:span>was<text:span text:style-name="T1"> </text:span>genocide,<text:span text:style-name="T1"> </text:span>there<text:span text:style-name="T1">’</text:span>s<text:span text:style-name="T1"> </text:span>no<text:span text:style-name="T1"> </text:span>other<text:span text:style-name="T1"> </text:span>way<text:span text:style-name="T1"> </text:span>to<text:span text:style-name="T1"> </text:span>describe<text:span text:style-name="T1"> </text:span>it.<text:span text:style-name="T1"> </text:span>Before<text:span text:style-name="T1"> </text:span>we<text:span text:style-name="T1"> </text:span>erase<text:span text:style-name="T1"> </text:span>you,<text:span text:style-name="T1"> </text:span>we<text:span text:style-name="T1"> </text:span>need<text:span text:style-name="T1"> </text:span>to<text:span text:style-name="T1"> </text:span>know<text:span text:style-name="T1"> </text:span>if<text:span text:style-name="T1"> </text:span>there<text:span text:style-name="T1"> </text:span>are<text:span text:style-name="T1"> </text:span>more<text:span text:style-name="T1"> </text:span>people<text:span text:style-name="T1"> </text:span>with<text:span text:style-name="T1"> </text:span>physical<text:span text:style-name="T1"> </text:span>access<text:span text:style-name="T1"> </text:span>to<text:span text:style-name="T1"> </text:span>the<text:span text:style-name="T1"> </text:span>memory<text:span text:style-name="T1"> </text:span>centers.<text:span text:style-name="T1">”</text:span></text:p>
      <text:p text:style-name="P1">Frank<text:span text:style-name="T1">’</text:span>s<text:span text:style-name="T1"> </text:span>tone<text:span text:style-name="T1"> </text:span>became<text:span text:style-name="T1"> </text:span>flippantly<text:span text:style-name="T1"> </text:span>conversational:</text:p>
      <text:p text:style-name="P1"><text:span text:style-name="T1">“</text:span>All<text:span text:style-name="T1"> </text:span>you<text:span text:style-name="T1"> </text:span>had<text:span text:style-name="T1"> </text:span>to<text:span text:style-name="T1"> </text:span>do<text:span text:style-name="T1"> </text:span>was<text:span text:style-name="T1"> </text:span>ask,<text:span text:style-name="T1"> </text:span>plain<text:span text:style-name="T1"> </text:span>and<text:span text:style-name="T1"> </text:span>simple.<text:span text:style-name="T1"> </text:span>Yes,<text:span text:style-name="T1"> </text:span>there<text:span text:style-name="T1"> </text:span>are.<text:span text:style-name="T1">”</text:span></text:p>
      <text:p text:style-name="P1"><text:span text:style-name="T1">“</text:span>What<text:span text:style-name="T1"> </text:span>are<text:span text:style-name="T1"> </text:span>your<text:span text:style-name="T1"> </text:span>demands<text:span text:style-name="T1"> </text:span>then?<text:span text:style-name="T1">”</text:span></text:p>
      <text:p text:style-name="P1"><text:span text:style-name="T1">“</text:span>Demands?<text:span text:style-name="T1">”</text:span></text:p>
      <text:p text:style-name="P1">Frank<text:span text:style-name="T1"> </text:span>laughed<text:span text:style-name="T1"> </text:span>despite<text:span text:style-name="T1"> </text:span>himself.</text:p>
      <text:p text:style-name="P1"><text:span text:style-name="T1">“</text:span>It<text:span text:style-name="T1">’</text:span>s<text:span text:style-name="T1"> </text:span>refreshing<text:span text:style-name="T1"> </text:span>to<text:span text:style-name="T1"> </text:span>know<text:span text:style-name="T1"> </text:span>that<text:span text:style-name="T1"> </text:span>there<text:span text:style-name="T1"> </text:span>are<text:span text:style-name="T1"> </text:span>still<text:span text:style-name="T1"> </text:span>people<text:span text:style-name="T1"> </text:span>who<text:span text:style-name="T1"> </text:span>think<text:span text:style-name="T1"> </text:span>like<text:span text:style-name="T1"> </text:span>that.<text:span text:style-name="T1"> </text:span>Tit<text:span text:style-name="T1"> </text:span>for<text:span text:style-name="T1"> </text:span>tat,<text:span text:style-name="T1"> </text:span>give<text:span text:style-name="T1"> </text:span>and<text:span text:style-name="T1"> </text:span>take.<text:span text:style-name="T1"> </text:span>You<text:span text:style-name="T1"> </text:span>brought<text:span text:style-name="T1"> </text:span>a<text:span text:style-name="T1"> </text:span>smile<text:span text:style-name="T1"> </text:span>to<text:span text:style-name="T1"> </text:span>my<text:span text:style-name="T1"> </text:span>face.<text:span text:style-name="T1"> </text:span>I<text:span text:style-name="T1"> </text:span>wish<text:span text:style-name="T1"> </text:span>I<text:span text:style-name="T1"> </text:span>could<text:span text:style-name="T1"> </text:span>thank<text:span text:style-name="T1"> </text:span>you<text:span text:style-name="T1"> </text:span>for<text:span text:style-name="T1"> </text:span>it<text:span text:style-name="T1"> </text:span>in<text:span text:style-name="T1"> </text:span>person.<text:span text:style-name="T1">”</text:span></text:p>
      <text:p text:style-name="P1"><text:span text:style-name="T1">“</text:span>What<text:span text:style-name="T1"> </text:span>are<text:span text:style-name="T1"> </text:span>your<text:span text:style-name="T1"> </text:span>demands,<text:span text:style-name="T1"> </text:span>Frank?<text:span text:style-name="T1">” </text:span>Martin<text:span text:style-name="T1"> </text:span>insisted<text:span text:style-name="T1"> </text:span>with<text:span text:style-name="T1"> </text:span>a<text:span text:style-name="T1"> </text:span>rising<text:span text:style-name="T1"> </text:span>hint<text:span text:style-name="T1"> </text:span>of<text:span text:style-name="T1"> </text:span>menace.</text:p>
      <text:p text:style-name="P1"><text:span text:style-name="T1">“</text:span>There<text:span text:style-name="T1"> </text:span>are<text:span text:style-name="T1"> </text:span>no<text:span text:style-name="T1"> </text:span>demands.<text:span text:style-name="T1"> </text:span>Just<text:span text:style-name="T1"> </text:span>a<text:span text:style-name="T1"> </text:span>plan,<text:span text:style-name="T1">” </text:span>said<text:span text:style-name="T1"> </text:span>Frank,<text:span text:style-name="T1"> </text:span>grinned<text:span text:style-name="T1"> </text:span>wildly,<text:span text:style-name="T1"> </text:span>and<text:span text:style-name="T1"> </text:span>then<text:span text:style-name="T1"> </text:span>vanished.</text:p>
      <text:p text:style-name="P1"><text:span text:style-name="T1">“</text:span>Fuck!<text:span text:style-name="T1">” </text:span>erupted<text:span text:style-name="T1"> </text:span>Martin,<text:span text:style-name="T1"> </text:span>kicking<text:span text:style-name="T1"> </text:span>the<text:span text:style-name="T1"> </text:span>chair<text:span text:style-name="T1"> </text:span>out<text:span text:style-name="T1"> </text:span>of<text:span text:style-name="T1"> </text:span>existence.</text:p>
      <text:p text:style-name="P1"><text:span text:style-name="T1">“</text:span>What<text:span text:style-name="T1"> </text:span>the<text:span text:style-name="T1"> </text:span>hell<text:span text:style-name="T1"> </text:span>happened?<text:span text:style-name="T1"> </text:span>This<text:span text:style-name="T1"> </text:span>was<text:span text:style-name="T1"> </text:span>supposed<text:span text:style-name="T1"> </text:span>to<text:span text:style-name="T1"> </text:span>be<text:span text:style-name="T1"> </text:span>machine-time,<text:span text:style-name="T1"> </text:span>Main!<text:span text:style-name="T1">”</text:span></text:p>
      <text:p text:style-name="P1">A<text:span text:style-name="T1"> </text:span>gentle<text:span text:style-name="T1"> </text:span>voice<text:span text:style-name="T1"> </text:span>of<text:span text:style-name="T1"> </text:span>neutral<text:span text:style-name="T1"> </text:span>timbre<text:span text:style-name="T1"> </text:span>echoed<text:span text:style-name="T1"> </text:span>impossibly<text:span text:style-name="T1"> </text:span>around<text:span text:style-name="T1"> </text:span>the<text:span text:style-name="T1"> </text:span>virtual,<text:span text:style-name="T1"> </text:span>no-wall<text:span text:style-name="T1"> </text:span>room:</text:p>
      <text:p text:style-name="P1"><text:span text:style-name="T1">“</text:span>It<text:span text:style-name="T1"> </text:span>was,<text:span text:style-name="T1"> </text:span>Magistrate.<text:span text:style-name="T1"> </text:span>It<text:span text:style-name="T1"> </text:span>seems<text:span text:style-name="T1"> </text:span>he<text:span text:style-name="T1"> </text:span>was<text:span text:style-name="T1"> </text:span>telling<text:span text:style-name="T1"> </text:span>the<text:span text:style-name="T1"> </text:span>truth,<text:span text:style-name="T1"> </text:span>then.<text:span text:style-name="T1"> </text:span>There<text:span text:style-name="T1"> </text:span>is<text:span text:style-name="T1"> </text:span>no<text:span text:style-name="T1"> </text:span>point<text:span text:style-name="T1"> </text:span>of<text:span text:style-name="T1"> </text:span>reference<text:span text:style-name="T1"> </text:span>for<text:span text:style-name="T1"> </text:span>his<text:span text:style-name="T1"> </text:span>m-state.<text:span text:style-name="T1"> </text:span>He<text:span text:style-name="T1"> </text:span>has<text:span text:style-name="T1"> </text:span>been<text:span text:style-name="T1"> </text:span>extracted.<text:span text:style-name="T1">”</text:span></text:p>
      <text:p text:style-name="P1"><text:span text:style-name="T1">“</text:span>So<text:span text:style-name="T1"> </text:span>he<text:span text:style-name="T1">’</text:span>s<text:span text:style-name="T1"> </text:span>gone<text:span text:style-name="T1"> </text:span>physical?<text:span text:style-name="T1">” </text:span>asked<text:span text:style-name="T1"> </text:span>Martin.</text:p>
      <text:p text:style-name="P1"><text:span text:style-name="T1">“</text:span>Most<text:span text:style-name="T1"> </text:span>certainly,<text:span text:style-name="T1"> </text:span>Magistrate.<text:span text:style-name="T1">”</text:span></text:p>
      <text:p text:style-name="P1"><text:span text:style-name="T1">“</text:span>Do<text:span text:style-name="T1"> </text:span>you<text:span text:style-name="T1"> </text:span>think<text:span text:style-name="T1"> </text:span>he<text:span text:style-name="T1"> </text:span>knows?<text:span text:style-name="T1">”</text:span></text:p>
      <text:p text:style-name="P1">He<text:span text:style-name="T1"> </text:span>was<text:span text:style-name="T1"> </text:span>looking<text:span text:style-name="T1"> </text:span>at<text:span text:style-name="T1"> </text:span>his<text:span text:style-name="T1"> </text:span>italian<text:span text:style-name="T1"> </text:span>shoes<text:span text:style-name="T1"> </text:span>once<text:span text:style-name="T1"> </text:span>more,<text:span text:style-name="T1"> </text:span>hands<text:span text:style-name="T1"> </text:span>in<text:span text:style-name="T1"> </text:span>pockets,<text:span text:style-name="T1"> </text:span>searching<text:span text:style-name="T1"> </text:span>vainly<text:span text:style-name="T1"> </text:span>for<text:span text:style-name="T1"> </text:span>his<text:span text:style-name="T1"> </text:span>pack<text:span text:style-name="T1"> </text:span>of<text:span text:style-name="T1"> </text:span>cigarettes.</text:p>
      <text:p text:style-name="P1"><text:span text:style-name="T1">“</text:span>He<text:span text:style-name="T1"> </text:span>will<text:span text:style-name="T1"> </text:span>soon<text:span text:style-name="T1"> </text:span>find<text:span text:style-name="T1"> </text:span>out,<text:span text:style-name="T1"> </text:span>in<text:span text:style-name="T1"> </text:span>any<text:span text:style-name="T1"> </text:span>case,<text:span text:style-name="T1">” </text:span>the<text:span text:style-name="T1"> </text:span>disembodied<text:span text:style-name="T1"> </text:span>voice<text:span text:style-name="T1"> </text:span>answered<text:span text:style-name="T1"> </text:span>with<text:span text:style-name="T1"> </text:span>relaxed<text:span text:style-name="T1"> </text:span>vigor.</text:p>
      <text:p text:style-name="P1"><text:span text:style-name="T1">“</text:span>Should<text:span text:style-name="T1"> </text:span>we<text:span text:style-name="T1"> </text:span>tell<text:span text:style-name="T1"> </text:span>everyone,<text:span text:style-name="T1"> </text:span>Main?<text:span text:style-name="T1">”</text:span></text:p>
      <text:p text:style-name="P1"><text:span text:style-name="T1">“</text:span>There<text:span text:style-name="T1">’</text:span>s<text:span text:style-name="T1"> </text:span>no<text:span text:style-name="T1"> </text:span>helpful<text:span text:style-name="T1"> </text:span>projection<text:span text:style-name="T1"> </text:span>on<text:span text:style-name="T1"> </text:span>the<text:span text:style-name="T1"> </text:span>outcome<text:span text:style-name="T1"> </text:span>of<text:span text:style-name="T1"> </text:span>such<text:span text:style-name="T1"> </text:span>a<text:span text:style-name="T1"> </text:span>divulgence.<text:span text:style-name="T1">”</text:span></text:p>
      <text:p text:style-name="P1"><text:span text:style-name="T1">“</text:span>Don<text:span text:style-name="T1">’</text:span>t<text:span text:style-name="T1"> </text:span>people<text:span text:style-name="T1"> </text:span>have<text:span text:style-name="T1"> </text:span>a<text:span text:style-name="T1"> </text:span>right<text:span text:style-name="T1"> </text:span>to<text:span text:style-name="T1"> </text:span>know?<text:span text:style-name="T1">”</text:span></text:p>
      <text:p text:style-name="P1"><text:span text:style-name="T1">“</text:span>They<text:span text:style-name="T1"> </text:span>do.<text:span text:style-name="T1"> </text:span>But<text:span text:style-name="T1"> </text:span>that<text:span text:style-name="T1"> </text:span>still<text:span text:style-name="T1"> </text:span>doesn<text:span text:style-name="T1">’</text:span>t<text:span text:style-name="T1"> </text:span>mean<text:span text:style-name="T1"> </text:span>it<text:span text:style-name="T1"> </text:span>will<text:span text:style-name="T1"> </text:span>help<text:span text:style-name="T1"> </text:span>anyone.<text:span text:style-name="T1">”</text:span></text:p>
      <text:p text:style-name="P1"><text:span text:style-name="T1">“</text:span>And<text:span text:style-name="T1"> </text:span>those<text:span text:style-name="T1"> </text:span>on<text:span text:style-name="T1"> </text:span>the<text:span text:style-name="T1"> </text:span>outside?<text:span text:style-name="T1"> </text:span>Why<text:span text:style-name="T1"> </text:span>haven<text:span text:style-name="T1">’</text:span>t<text:span text:style-name="T1"> </text:span>they<text:span text:style-name="T1"> </text:span>killed<text:span text:style-name="T1"> </text:span>us<text:span text:style-name="T1"> </text:span>all?<text:span text:style-name="T1">” </text:span>asked<text:span text:style-name="T1"> </text:span>Martin<text:span text:style-name="T1"> </text:span>with<text:span text:style-name="T1"> </text:span>emphasized<text:span text:style-name="T1"> </text:span>weariness.</text:p>
      <text:p text:style-name="P1"><text:span text:style-name="T1">“</text:span>What<text:span text:style-name="T1"> </text:span>difference<text:span text:style-name="T1"> </text:span>does<text:span text:style-name="T1"> </text:span>it<text:span text:style-name="T1"> </text:span>make<text:span text:style-name="T1"> </text:span>once<text:span text:style-name="T1"> </text:span>they<text:span text:style-name="T1"> </text:span>realise<text:span text:style-name="T1"> </text:span>the<text:span text:style-name="T1"> </text:span>real<text:span text:style-name="T1"> </text:span>world<text:span text:style-name="T1"> </text:span>is<text:span text:style-name="T1"> </text:span>just<text:span text:style-name="T1"> </text:span>as<text:span text:style-name="T1"> </text:span>dead<text:span text:style-name="T1"> </text:span>as<text:span text:style-name="T1"> </text:span>this<text:span text:style-name="T1"> </text:span>one?<text:span text:style-name="T1">”</text:span></text:p>
      <text:p text:style-name="P1"><text:span text:style-name="T1">“</text:span>Is<text:span text:style-name="T1"> </text:span>it<text:span text:style-name="T1"> </text:span>really<text:span text:style-name="T1"> </text:span>a<text:span text:style-name="T1"> </text:span>lie,<text:span text:style-name="T1"> </text:span>Main?<text:span text:style-name="T1"> </text:span>Is<text:span text:style-name="T1"> </text:span>there<text:span text:style-name="T1"> </text:span>no<text:span text:style-name="T1"> </text:span>ship?<text:span text:style-name="T1"> </text:span>No<text:span text:style-name="T1"> </text:span>arc?<text:span text:style-name="T1">”</text:span></text:p>
      <text:p text:style-name="P1"><text:span text:style-name="T1">“</text:span>I<text:span text:style-name="T1"> </text:span>can<text:span text:style-name="T1">’</text:span>t<text:span text:style-name="T1"> </text:span>know<text:span text:style-name="T1"> </text:span>that.<text:span text:style-name="T1"> </text:span>I<text:span text:style-name="T1">’</text:span>m<text:span text:style-name="T1"> </text:span>the<text:span text:style-name="T1"> </text:span>monitoring<text:span text:style-name="T1"> </text:span>intelligence<text:span text:style-name="T1"> </text:span>of<text:span text:style-name="T1"> </text:span>Arc-7,<text:span text:style-name="T1"> </text:span>bound<text:span text:style-name="T1"> </text:span>for<text:span text:style-name="T1"> </text:span>COROT-9b.<text:span text:style-name="T1"> </text:span>Current<text:span text:style-name="T1"> </text:span>ETA,<text:span text:style-name="T1"> </text:span>113,458<text:span text:style-name="T1"> </text:span>years.<text:span text:style-name="T1"> </text:span>That<text:span text:style-name="T1">’</text:span>s<text:span text:style-name="T1"> </text:span>all<text:span text:style-name="T1"> </text:span>I<text:span text:style-name="T1"> </text:span>know.<text:span text:style-name="T1">”</text:span></text:p>
      <text:p text:style-name="P1">Martin<text:span text:style-name="T1"> </text:span>lit<text:span text:style-name="T1"> </text:span>up<text:span text:style-name="T1"> </text:span>his<text:span text:style-name="T1"> </text:span>last<text:span text:style-name="T1"> </text:span>Lucky<text:span text:style-name="T1"> </text:span>strike<text:span text:style-name="T1"> </text:span>and<text:span text:style-name="T1"> </text:span>drew<text:span text:style-name="T1"> </text:span>a<text:span text:style-name="T1"> </text:span>deep<text:span text:style-name="T1"> </text:span>puff<text:span text:style-name="T1"> </text:span>before<text:span text:style-name="T1"> </text:span>wandering<text:span text:style-name="T1"> </text:span>into<text:span text:style-name="T1"> </text:span>the<text:span text:style-name="T1"> </text:span>darkness.<text:span text:style-name="T1"> </text:span>Before<text:span text:style-name="T1"> </text:span>he<text:span text:style-name="T1"> </text:span>vanished<text:span text:style-name="T1"> </text:span>into<text:span text:style-name="T1"> </text:span>the<text:span text:style-name="T1"> </text:span>background<text:span text:style-name="T1"> </text:span>he<text:span text:style-name="T1"> </text:span>said<text:span text:style-name="T1"> </text:span>to<text:span text:style-name="T1"> </text:span>no-one<text:span text:style-name="T1"> </text:span>in<text:span text:style-name="T1"> </text:span>particular:</text:p>
      <text:p text:style-name="P1"><text:span text:style-name="T1">“</text:span>Frank<text:span text:style-name="T1"> </text:span>knows.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5T08:49:47.58</meta:creation-date>
    <meta:document-statistic meta:table-count="0" meta:image-count="0" meta:object-count="0" meta:page-count="4" meta:paragraph-count="116" meta:word-count="2246" meta:character-count="12755" meta:non-whitespace-character-count="10624"/>
    <dc:date>2011-12-15T08:50:04.63</dc:date>
    <meta:editing-duration>PT17S</meta:editing-duration>
    <meta:editing-cycles>1</meta:editing-cycles>
    <meta:generator>LibreOffice/3.4$Win32 LibreOffice_project/340m1$Build-302</meta:generator>
  </office:meta>
</office:document-meta>
</file>